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style="italic" style:font-style-asian="italic" style:font-style-complex="italic"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weight="bold" style:font-weight-asian="bold" style:font-weight-complex="bold"/>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T769" style:family="text">
      <style:text-properties fo:font-style="italic" style:font-style-asian="italic" style:font-style-complex="italic"/>
    </style:style>
    <style:style style:name="T770" style:family="text">
      <style:text-properties fo:font-style="italic" style:font-style-asian="italic" style:font-style-complex="italic"/>
    </style:style>
    <style:style style:name="T771" style:family="text">
      <style:text-properties fo:font-style="italic"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style:font-style-asian="italic" style:font-style-complex="italic"/>
    </style:style>
    <style:style style:name="T774" style:family="text">
      <style:text-properties fo:font-style="italic" style:font-style-asian="italic" style:font-style-complex="italic"/>
    </style:style>
    <style:style style:name="T775" style:family="text">
      <style:text-properties fo:font-style="italic" style:font-style-asian="italic" style:font-style-complex="italic"/>
    </style:style>
    <style:style style:name="T776" style:family="text">
      <style:text-properties fo:font-style="italic" style:font-style-asian="italic" style:font-style-complex="italic"/>
    </style:style>
    <style:style style:name="T777" style:family="text">
      <style:text-properties fo:font-style="italic" style:font-style-asian="italic" style:font-style-complex="italic"/>
    </style:style>
    <style:style style:name="T778" style:family="text">
      <style:text-properties fo:font-style="italic" style:font-style-asian="italic" style:font-style-complex="italic"/>
    </style:style>
    <style:style style:name="T779" style:family="text">
      <style:text-properties fo:font-style="italic" style:font-style-asian="italic" style:font-style-complex="italic"/>
    </style:style>
    <style:style style:name="T780" style:family="text">
      <style:text-properties fo:font-style="italic" style:font-style-asian="italic" style:font-style-complex="italic"/>
    </style:style>
    <style:style style:name="T781" style:family="text">
      <style:text-properties fo:font-style="italic" style:font-style-asian="italic" style:font-style-complex="italic"/>
    </style:style>
    <style:style style:name="T782" style:family="text">
      <style:text-properties fo:font-style="italic" style:font-style-asian="italic" style:font-style-complex="italic"/>
    </style:style>
    <style:style style:name="T783" style:family="text">
      <style:text-properties fo:font-style="italic" style:font-style-asian="italic" style:font-style-complex="italic"/>
    </style:style>
    <style:style style:name="T784" style:family="text">
      <style:text-properties fo:font-style="italic" style:font-style-asian="italic" style:font-style-complex="italic"/>
    </style:style>
    <style:style style:name="T785" style:family="text">
      <style:text-properties fo:font-style="italic" style:font-style-asian="italic" style:font-style-complex="italic"/>
    </style:style>
    <style:style style:name="T786" style:family="text">
      <style:text-properties fo:font-style="italic" style:font-style-asian="italic" style:font-style-complex="italic"/>
    </style:style>
    <style:style style:name="T787" style:family="text">
      <style:text-properties fo:font-style="italic" style:font-style-asian="italic" style:font-style-complex="italic"/>
    </style:style>
    <style:style style:name="T788" style:family="text">
      <style:text-properties fo:font-style="italic" style:font-style-asian="italic" style:font-style-complex="italic"/>
    </style:style>
    <style:style style:name="T789" style:family="text">
      <style:text-properties fo:font-style="italic" style:font-style-asian="italic" style:font-style-complex="italic"/>
    </style:style>
    <style:style style:name="T790" style:family="text">
      <style:text-properties fo:font-style="italic" style:font-style-asian="italic" style:font-style-complex="italic"/>
    </style:style>
    <style:style style:name="T791" style:family="text">
      <style:text-properties fo:font-style="italic" style:font-style-asian="italic" style:font-style-complex="italic"/>
    </style:style>
    <style:style style:name="T792" style:family="text">
      <style:text-properties fo:font-style="italic" style:font-style-asian="italic" style:font-style-complex="italic"/>
    </style:style>
    <style:style style:name="T793" style:family="text">
      <style:text-properties fo:font-style="italic" style:font-style-asian="italic" style:font-style-complex="italic"/>
    </style:style>
    <style:style style:name="T794" style:family="text">
      <style:text-properties fo:font-style="italic" style:font-style-asian="italic" style:font-style-complex="italic"/>
    </style:style>
    <style:style style:name="T795" style:family="text">
      <style:text-properties fo:font-style="italic" style:font-style-asian="italic" style:font-style-complex="italic"/>
    </style:style>
    <style:style style:name="T796" style:family="text">
      <style:text-properties fo:font-style="italic" style:font-style-asian="italic" style:font-style-complex="italic"/>
    </style:style>
    <style:style style:name="T797" style:family="text">
      <style:text-properties fo:font-style="italic" style:font-style-asian="italic" style:font-style-complex="italic"/>
    </style:style>
    <style:style style:name="T798" style:family="text">
      <style:text-properties fo:font-style="italic" style:font-style-asian="italic" style:font-style-complex="italic"/>
    </style:style>
    <style:style style:name="T799" style:family="text">
      <style:text-properties fo:font-style="italic" style:font-style-asian="italic" style:font-style-complex="italic"/>
    </style:style>
    <style:style style:name="T800" style:family="text">
      <style:text-properties fo:font-style="italic" style:font-style-asian="italic" style:font-style-complex="italic"/>
    </style:style>
    <style:style style:name="T801" style:family="text">
      <style:text-properties fo:font-style="italic" style:font-style-asian="italic" style:font-style-complex="italic"/>
    </style:style>
    <style:style style:name="T802" style:family="text">
      <style:text-properties fo:font-style="italic" style:font-style-asian="italic" style:font-style-complex="italic"/>
    </style:style>
    <style:style style:name="T803" style:family="text">
      <style:text-properties fo:font-style="italic" style:font-style-asian="italic" style:font-style-complex="italic"/>
    </style:style>
    <style:style style:name="T804" style:family="text">
      <style:text-properties fo:font-style="italic" style:font-style-asian="italic" style:font-style-complex="italic"/>
    </style:style>
    <style:style style:name="T805" style:family="text">
      <style:text-properties fo:font-style="italic" style:font-style-asian="italic" style:font-style-complex="italic"/>
    </style:style>
    <style:style style:name="T806" style:family="text">
      <style:text-properties fo:font-style="italic" style:font-style-asian="italic" style:font-style-complex="italic"/>
    </style:style>
    <style:style style:name="T807" style:family="text">
      <style:text-properties fo:font-style="italic" style:font-style-asian="italic" style:font-style-complex="italic"/>
    </style:style>
    <style:style style:name="T808" style:family="text">
      <style:text-properties fo:font-style="italic" style:font-style-asian="italic" style:font-style-complex="italic"/>
    </style:style>
    <style:style style:name="T809" style:family="text">
      <style:text-properties fo:font-style="italic" style:font-style-asian="italic" style:font-style-complex="italic"/>
    </style:style>
    <style:style style:name="T810" style:family="text">
      <style:text-properties fo:font-style="italic" style:font-style-asian="italic" style:font-style-complex="italic"/>
    </style:style>
    <style:style style:name="T811" style:family="text">
      <style:text-properties fo:font-style="italic" style:font-style-asian="italic" style:font-style-complex="italic"/>
    </style:style>
    <style:style style:name="T812" style:family="text">
      <style:text-properties fo:font-style="italic" style:font-style-asian="italic" style:font-style-complex="italic"/>
    </style:style>
    <style:style style:name="T813" style:family="text">
      <style:text-properties fo:font-style="italic" style:font-style-asian="italic" style:font-style-complex="italic"/>
    </style:style>
    <style:style style:name="T814" style:family="text">
      <style:text-properties fo:font-style="italic" style:font-style-asian="italic" style:font-style-complex="italic"/>
    </style:style>
    <style:style style:name="T815" style:family="text">
      <style:text-properties fo:font-style="italic" style:font-style-asian="italic" style:font-style-complex="italic"/>
    </style:style>
    <style:style style:name="T816" style:family="text">
      <style:text-properties fo:font-style="italic" style:font-style-asian="italic" style:font-style-complex="italic"/>
    </style:style>
    <style:style style:name="T817" style:family="text">
      <style:text-properties fo:font-style="italic" style:font-style-asian="italic" style:font-style-complex="italic"/>
    </style:style>
    <style:style style:name="T818" style:family="text">
      <style:text-properties fo:font-style="italic" style:font-style-asian="italic" style:font-style-complex="italic"/>
    </style:style>
    <style:style style:name="T819" style:family="text">
      <style:text-properties fo:font-style="italic" style:font-style-asian="italic" style:font-style-complex="italic"/>
    </style:style>
    <style:style style:name="T820" style:family="text">
      <style:text-properties fo:font-style="italic" style:font-style-asian="italic" style:font-style-complex="italic"/>
    </style:style>
    <style:style style:name="T821" style:family="text">
      <style:text-properties fo:font-style="italic" style:font-style-asian="italic" style:font-style-complex="italic"/>
    </style:style>
    <style:style style:name="T822" style:family="text">
      <style:text-properties fo:font-style="italic" style:font-style-asian="italic" style:font-style-complex="italic"/>
    </style:style>
    <style:style style:name="T823" style:family="text">
      <style:text-properties fo:font-style="italic" style:font-style-asian="italic" style:font-style-complex="italic"/>
    </style:style>
    <style:style style:name="T824" style:family="text">
      <style:text-properties fo:font-style="italic" style:font-style-asian="italic" style:font-style-complex="italic"/>
    </style:style>
    <style:style style:name="T825" style:family="text">
      <style:text-properties fo:font-style="italic" style:font-style-asian="italic" style:font-style-complex="italic"/>
    </style:style>
    <style:style style:name="T826" style:family="text">
      <style:text-properties fo:font-style="italic" style:font-style-asian="italic" style:font-style-complex="italic"/>
    </style:style>
    <style:style style:name="T827" style:family="text">
      <style:text-properties fo:font-style="italic" style:font-style-asian="italic" style:font-style-complex="italic"/>
    </style:style>
    <style:style style:name="T828" style:family="text">
      <style:text-properties fo:font-style="italic" style:font-style-asian="italic" style:font-style-complex="italic"/>
    </style:style>
    <style:style style:name="T829" style:family="text">
      <style:text-properties fo:font-style="italic" style:font-style-asian="italic" style:font-style-complex="italic"/>
    </style:style>
    <style:style style:name="T830" style:family="text">
      <style:text-properties fo:font-style="italic" style:font-style-asian="italic" style:font-style-complex="italic"/>
    </style:style>
    <style:style style:name="T831" style:family="text">
      <style:text-properties fo:font-style="italic" style:font-style-asian="italic" style:font-style-complex="italic"/>
    </style:style>
    <style:style style:name="T832" style:family="text">
      <style:text-properties fo:font-style="italic" style:font-style-asian="italic" style:font-style-complex="italic"/>
    </style:style>
    <style:style style:name="T833" style:family="text">
      <style:text-properties fo:font-style="italic" style:font-style-asian="italic" style:font-style-complex="italic"/>
    </style:style>
    <style:style style:name="T834" style:family="text">
      <style:text-properties fo:font-style="italic" style:font-style-asian="italic" style:font-style-complex="italic"/>
    </style:style>
    <style:style style:name="T835" style:family="text">
      <style:text-properties fo:font-style="italic" style:font-style-asian="italic" style:font-style-complex="italic"/>
    </style:style>
    <style:style style:name="T836" style:family="text">
      <style:text-properties fo:font-style="italic" style:font-style-asian="italic" style:font-style-complex="italic"/>
    </style:style>
    <style:style style:name="T837" style:family="text">
      <style:text-properties fo:font-style="italic" style:font-style-asian="italic" style:font-style-complex="italic"/>
    </style:style>
    <style:style style:name="T838" style:family="text">
      <style:text-properties fo:font-style="italic" style:font-style-asian="italic" style:font-style-complex="italic"/>
    </style:style>
    <style:style style:name="T839" style:family="text">
      <style:text-properties fo:font-style="italic" style:font-style-asian="italic" style:font-style-complex="italic"/>
    </style:style>
    <style:style style:name="T840" style:family="text">
      <style:text-properties fo:font-style="italic" style:font-style-asian="italic" style:font-style-complex="italic"/>
    </style:style>
    <style:style style:name="T841" style:family="text">
      <style:text-properties fo:font-style="italic" style:font-style-asian="italic" style:font-style-complex="italic"/>
    </style:style>
    <style:style style:name="T842" style:family="text">
      <style:text-properties fo:font-style="italic" style:font-style-asian="italic" style:font-style-complex="italic"/>
    </style:style>
    <style:style style:name="T843" style:family="text">
      <style:text-properties fo:font-style="italic" style:font-style-asian="italic" style:font-style-complex="italic"/>
    </style:style>
    <style:style style:name="T844" style:family="text">
      <style:text-properties fo:font-style="italic" style:font-style-asian="italic" style:font-style-complex="italic"/>
    </style:style>
    <style:style style:name="T845" style:family="text">
      <style:text-properties fo:font-style="italic" style:font-style-asian="italic" style:font-style-complex="italic"/>
    </style:style>
    <style:style style:name="T846" style:family="text">
      <style:text-properties fo:font-style="italic" style:font-style-asian="italic" style:font-style-complex="italic"/>
    </style:style>
    <style:style style:name="T847" style:family="text">
      <style:text-properties fo:font-style="italic" style:font-style-asian="italic" style:font-style-complex="italic"/>
    </style:style>
    <style:style style:name="T848" style:family="text">
      <style:text-properties fo:font-style="italic" style:font-style-asian="italic" style:font-style-complex="italic"/>
    </style:style>
    <style:style style:name="T849" style:family="text">
      <style:text-properties fo:font-style="italic" style:font-style-asian="italic" style:font-style-complex="italic"/>
    </style:style>
    <style:style style:name="T850" style:family="text">
      <style:text-properties fo:font-style="italic" style:font-style-asian="italic" style:font-style-complex="italic"/>
    </style:style>
    <style:style style:name="T851" style:family="text">
      <style:text-properties fo:font-style="italic" style:font-style-asian="italic" style:font-style-complex="italic"/>
    </style:style>
    <style:style style:name="T852" style:family="text">
      <style:text-properties fo:font-style="italic" style:font-style-asian="italic" style:font-style-complex="italic"/>
    </style:style>
    <style:style style:name="T853" style:family="text">
      <style:text-properties fo:font-style="italic" style:font-style-asian="italic" style:font-style-complex="italic"/>
    </style:style>
    <style:style style:name="T854" style:family="text">
      <style:text-properties fo:font-style="italic" style:font-style-asian="italic" style:font-style-complex="italic"/>
    </style:style>
    <style:style style:name="T855" style:family="text">
      <style:text-properties fo:font-style="italic" style:font-style-asian="italic" style:font-style-complex="italic"/>
    </style:style>
    <style:style style:name="T856" style:family="text">
      <style:text-properties fo:font-style="italic" style:font-style-asian="italic" style:font-style-complex="italic"/>
    </style:style>
    <style:style style:name="T857" style:family="text">
      <style:text-properties fo:font-style="italic" style:font-style-asian="italic" style:font-style-complex="italic"/>
    </style:style>
    <style:style style:name="T858" style:family="text">
      <style:text-properties fo:font-style="italic" style:font-style-asian="italic" style:font-style-complex="italic"/>
    </style:style>
    <style:style style:name="T859" style:family="text">
      <style:text-properties fo:font-style="italic" style:font-style-asian="italic" style:font-style-complex="italic"/>
    </style:style>
    <style:style style:name="T860" style:family="text">
      <style:text-properties fo:font-style="italic" style:font-style-asian="italic" style:font-style-complex="italic"/>
    </style:style>
    <style:style style:name="T861" style:family="text">
      <style:text-properties fo:font-style="italic" style:font-style-asian="italic" style:font-style-complex="italic"/>
    </style:style>
    <style:style style:name="T862" style:family="text">
      <style:text-properties fo:font-style="italic" style:font-style-asian="italic" style:font-style-complex="italic"/>
    </style:style>
    <style:style style:name="T863" style:family="text">
      <style:text-properties fo:font-style="italic" style:font-style-asian="italic" style:font-style-complex="italic"/>
    </style:style>
    <style:style style:name="T864" style:family="text">
      <style:text-properties fo:font-style="italic" style:font-style-asian="italic" style:font-style-complex="italic"/>
    </style:style>
    <style:style style:name="T865" style:family="text">
      <style:text-properties fo:font-style="italic" style:font-style-asian="italic" style:font-style-complex="italic"/>
    </style:style>
    <style:style style:name="T866" style:family="text">
      <style:text-properties fo:font-style="italic" style:font-style-asian="italic" style:font-style-complex="italic"/>
    </style:style>
    <style:style style:name="T867" style:family="text">
      <style:text-properties fo:font-style="italic" style:font-style-asian="italic" style:font-style-complex="italic"/>
    </style:style>
    <style:style style:name="T868" style:family="text">
      <style:text-properties fo:font-style="italic" style:font-style-asian="italic" style:font-style-complex="italic"/>
    </style:style>
    <style:style style:name="T869" style:family="text">
      <style:text-properties fo:font-style="italic" style:font-style-asian="italic" style:font-style-complex="italic"/>
    </style:style>
    <style:style style:name="T870" style:family="text">
      <style:text-properties fo:font-style="italic" style:font-style-asian="italic" style:font-style-complex="italic"/>
    </style:style>
    <style:style style:name="T871" style:family="text">
      <style:text-properties fo:font-style="italic" style:font-style-asian="italic" style:font-style-complex="italic"/>
    </style:style>
    <style:style style:name="T872" style:family="text">
      <style:text-properties fo:font-style="italic" style:font-style-asian="italic" style:font-style-complex="italic"/>
    </style:style>
    <style:style style:name="T873" style:family="text">
      <style:text-properties fo:font-style="italic" style:font-style-asian="italic" style:font-style-complex="italic"/>
    </style:style>
    <style:style style:name="T874" style:family="text">
      <style:text-properties fo:font-style="italic" style:font-style-asian="italic" style:font-style-complex="italic"/>
    </style:style>
    <style:style style:name="T875" style:family="text">
      <style:text-properties fo:font-style="italic" style:font-style-asian="italic" style:font-style-complex="italic"/>
    </style:style>
    <style:style style:name="T876" style:family="text">
      <style:text-properties fo:font-style="italic" style:font-style-asian="italic" style:font-style-complex="italic"/>
    </style:style>
    <style:style style:name="T877" style:family="text">
      <style:text-properties fo:font-style="italic" style:font-style-asian="italic" style:font-style-complex="italic"/>
    </style:style>
    <style:style style:name="T878" style:family="text">
      <style:text-properties fo:font-style="italic" style:font-style-asian="italic" style:font-style-complex="italic"/>
    </style:style>
    <style:style style:name="T879" style:family="text">
      <style:text-properties fo:font-style="italic" style:font-style-asian="italic" style:font-style-complex="italic"/>
    </style:style>
    <style:style style:name="T880" style:family="text">
      <style:text-properties fo:font-style="italic" style:font-style-asian="italic" style:font-style-complex="italic"/>
    </style:style>
    <style:style style:name="T881" style:family="text">
      <style:text-properties fo:font-style="italic" style:font-style-asian="italic" style:font-style-complex="italic"/>
    </style:style>
    <style:style style:name="T882" style:family="text">
      <style:text-properties fo:font-style="italic" style:font-style-asian="italic" style:font-style-complex="italic"/>
    </style:style>
    <style:style style:name="T883" style:family="text">
      <style:text-properties fo:font-style="italic" style:font-style-asian="italic" style:font-style-complex="italic"/>
    </style:style>
    <style:style style:name="T884" style:family="text">
      <style:text-properties fo:font-style="italic" style:font-style-asian="italic" style:font-style-complex="italic"/>
    </style:style>
    <style:style style:name="T885" style:family="text">
      <style:text-properties fo:font-style="italic" style:font-style-asian="italic" style:font-style-complex="italic"/>
    </style:style>
    <style:style style:name="T886" style:family="text">
      <style:text-properties fo:font-style="italic" style:font-style-asian="italic" style:font-style-complex="italic"/>
    </style:style>
    <style:style style:name="T887" style:family="text">
      <style:text-properties fo:font-style="italic" style:font-style-asian="italic" style:font-style-complex="italic"/>
    </style:style>
    <style:style style:name="T888" style:family="text">
      <style:text-properties fo:font-style="italic" style:font-style-asian="italic" style:font-style-complex="italic"/>
    </style:style>
    <style:style style:name="T889" style:family="text">
      <style:text-properties fo:font-style="italic" style:font-style-asian="italic" style:font-style-complex="italic"/>
    </style:style>
    <style:style style:name="T890" style:family="text">
      <style:text-properties fo:font-style="italic" style:font-style-asian="italic" style:font-style-complex="italic"/>
    </style:style>
    <style:style style:name="T891" style:family="text">
      <style:text-properties fo:font-style="italic" style:font-style-asian="italic" style:font-style-complex="italic"/>
    </style:style>
    <style:style style:name="T892" style:family="text">
      <style:text-properties fo:font-style="italic" style:font-style-asian="italic" style:font-style-complex="italic"/>
    </style:style>
    <style:style style:name="T893" style:family="text">
      <style:text-properties fo:font-style="italic" style:font-style-asian="italic" style:font-style-complex="italic"/>
    </style:style>
    <style:style style:name="T894" style:family="text">
      <style:text-properties fo:font-style="italic" style:font-style-asian="italic" style:font-style-complex="italic"/>
    </style:style>
    <style:style style:name="T895" style:family="text">
      <style:text-properties fo:font-style="italic" style:font-style-asian="italic" style:font-style-complex="italic"/>
    </style:style>
    <style:style style:name="T896" style:family="text">
      <style:text-properties fo:font-style="italic" style:font-style-asian="italic" style:font-style-complex="italic"/>
    </style:style>
    <style:style style:name="T897" style:family="text">
      <style:text-properties fo:font-style="italic" style:font-style-asian="italic" style:font-style-complex="italic"/>
    </style:style>
    <style:style style:name="T898" style:family="text">
      <style:text-properties fo:font-style="italic" style:font-style-asian="italic" style:font-style-complex="italic"/>
    </style:style>
    <style:style style:name="T899" style:family="text">
      <style:text-properties fo:font-style="italic" style:font-style-asian="italic" style:font-style-complex="italic"/>
    </style:style>
    <style:style style:name="T900" style:family="text">
      <style:text-properties fo:font-style="italic" style:font-style-asian="italic" style:font-style-complex="italic"/>
    </style:style>
    <style:style style:name="T901" style:family="text">
      <style:text-properties fo:font-style="italic" style:font-style-asian="italic" style:font-style-complex="italic"/>
    </style:style>
    <style:style style:name="T902" style:family="text">
      <style:text-properties fo:font-style="italic" style:font-style-asian="italic" style:font-style-complex="italic"/>
    </style:style>
    <style:style style:name="T903" style:family="text">
      <style:text-properties fo:font-style="italic" style:font-style-asian="italic" style:font-style-complex="italic"/>
    </style:style>
    <style:style style:name="T904" style:family="text">
      <style:text-properties fo:font-style="italic" style:font-style-asian="italic" style:font-style-complex="italic"/>
    </style:style>
    <style:style style:name="T905" style:family="text">
      <style:text-properties fo:font-style="italic" style:font-style-asian="italic" style:font-style-complex="italic"/>
    </style:style>
    <style:style style:name="T906" style:family="text">
      <style:text-properties fo:font-style="italic" style:font-style-asian="italic" style:font-style-complex="italic"/>
    </style:style>
    <style:style style:name="T907" style:family="text">
      <style:text-properties fo:font-style="italic" style:font-style-asian="italic" style:font-style-complex="italic"/>
    </style:style>
    <style:style style:name="T908" style:family="text">
      <style:text-properties fo:font-style="italic" style:font-style-asian="italic" style:font-style-complex="italic"/>
    </style:style>
    <style:style style:name="T909" style:family="text">
      <style:text-properties fo:font-style="italic" style:font-style-asian="italic" style:font-style-complex="italic"/>
    </style:style>
    <style:style style:name="T910" style:family="text">
      <style:text-properties fo:font-style="italic" style:font-style-asian="italic" style:font-style-complex="italic"/>
    </style:style>
    <style:style style:name="T911" style:family="text">
      <style:text-properties fo:font-style="italic" style:font-style-asian="italic" style:font-style-complex="italic"/>
    </style:style>
    <style:style style:name="T912" style:family="text">
      <style:text-properties fo:font-style="italic" style:font-style-asian="italic" style:font-style-complex="italic"/>
    </style:style>
    <style:style style:name="T913" style:family="text">
      <style:text-properties fo:font-style="italic" style:font-style-asian="italic" style:font-style-complex="italic"/>
    </style:style>
    <style:style style:name="T914" style:family="text">
      <style:text-properties fo:font-style="italic" style:font-style-asian="italic" style:font-style-complex="italic"/>
    </style:style>
    <style:style style:name="T915" style:family="text">
      <style:text-properties fo:font-style="italic" style:font-style-asian="italic" style:font-style-complex="italic"/>
    </style:style>
    <style:style style:name="T916" style:family="text">
      <style:text-properties fo:font-style="italic" style:font-style-asian="italic" style:font-style-complex="italic"/>
    </style:style>
    <style:style style:name="T917" style:family="text">
      <style:text-properties fo:font-style="italic" style:font-style-asian="italic" style:font-style-complex="italic"/>
    </style:style>
    <style:style style:name="T918" style:family="text">
      <style:text-properties fo:font-style="italic" style:font-style-asian="italic" style:font-style-complex="italic"/>
    </style:style>
    <style:style style:name="T919" style:family="text">
      <style:text-properties fo:font-style="italic" style:font-style-asian="italic" style:font-style-complex="italic"/>
    </style:style>
    <style:style style:name="T920" style:family="text">
      <style:text-properties fo:font-style="italic" style:font-style-asian="italic" style:font-style-complex="italic"/>
    </style:style>
    <style:style style:name="T921" style:family="text">
      <style:text-properties fo:font-style="italic" style:font-style-asian="italic" style:font-style-complex="italic"/>
    </style:style>
    <style:style style:name="T922" style:family="text">
      <style:text-properties fo:font-style="italic" style:font-style-asian="italic" style:font-style-complex="italic"/>
    </style:style>
    <style:style style:name="T923" style:family="text">
      <style:text-properties fo:font-style="italic" style:font-style-asian="italic" style:font-style-complex="italic"/>
    </style:style>
    <style:style style:name="T924" style:family="text">
      <style:text-properties fo:font-style="italic" style:font-style-asian="italic" style:font-style-complex="italic"/>
    </style:style>
    <style:style style:name="T925" style:family="text">
      <style:text-properties fo:font-style="italic" style:font-style-asian="italic" style:font-style-complex="italic"/>
    </style:style>
    <style:style style:name="T926" style:family="text">
      <style:text-properties fo:font-style="italic" style:font-style-asian="italic" style:font-style-complex="italic"/>
    </style:style>
    <style:style style:name="T927" style:family="text">
      <style:text-properties fo:font-style="italic" style:font-style-asian="italic" style:font-style-complex="italic"/>
    </style:style>
    <style:style style:name="T928" style:family="text">
      <style:text-properties fo:font-style="italic" style:font-style-asian="italic" style:font-style-complex="italic"/>
    </style:style>
    <style:style style:name="T929" style:family="text">
      <style:text-properties fo:font-style="italic" style:font-style-asian="italic" style:font-style-complex="italic"/>
    </style:style>
    <style:style style:name="T930" style:family="text">
      <style:text-properties fo:font-style="italic" style:font-style-asian="italic" style:font-style-complex="italic"/>
    </style:style>
    <style:style style:name="T931" style:family="text">
      <style:text-properties fo:font-style="italic" style:font-style-asian="italic" style:font-style-complex="italic"/>
    </style:style>
    <style:style style:name="T932" style:family="text">
      <style:text-properties fo:font-style="italic" style:font-style-asian="italic" style:font-style-complex="italic"/>
    </style:style>
    <style:style style:name="T933" style:family="text">
      <style:text-properties fo:font-style="italic" style:font-style-asian="italic" style:font-style-complex="italic"/>
    </style:style>
    <style:style style:name="T934" style:family="text">
      <style:text-properties fo:font-style="italic" style:font-style-asian="italic" style:font-style-complex="italic"/>
    </style:style>
    <style:style style:name="T935" style:family="text">
      <style:text-properties fo:font-style="italic" style:font-style-asian="italic" style:font-style-complex="italic"/>
    </style:style>
    <style:style style:name="T936" style:family="text">
      <style:text-properties fo:font-style="italic" style:font-style-asian="italic" style:font-style-complex="italic"/>
    </style:style>
    <style:style style:name="T937" style:family="text">
      <style:text-properties fo:font-style="italic" style:font-style-asian="italic" style:font-style-complex="italic"/>
    </style:style>
    <style:style style:name="T938" style:family="text">
      <style:text-properties fo:font-style="italic" style:font-style-asian="italic" style:font-style-complex="italic"/>
    </style:style>
    <style:style style:name="T939" style:family="text">
      <style:text-properties fo:font-style="italic" style:font-style-asian="italic" style:font-style-complex="italic"/>
    </style:style>
    <style:style style:name="T940" style:family="text">
      <style:text-properties fo:font-style="italic" style:font-style-asian="italic" style:font-style-complex="italic"/>
    </style:style>
    <style:style style:name="T941" style:family="text">
      <style:text-properties fo:font-style="italic" style:font-style-asian="italic" style:font-style-complex="italic"/>
    </style:style>
    <style:style style:name="T942" style:family="text">
      <style:text-properties fo:font-style="italic" style:font-style-asian="italic" style:font-style-complex="italic"/>
    </style:style>
    <style:style style:name="T943" style:family="text">
      <style:text-properties fo:font-style="italic" style:font-style-asian="italic" style:font-style-complex="italic"/>
    </style:style>
    <style:style style:name="T944" style:family="text">
      <style:text-properties fo:font-style="italic" style:font-style-asian="italic" style:font-style-complex="italic"/>
    </style:style>
    <style:style style:name="T945" style:family="text">
      <style:text-properties fo:font-style="italic" style:font-style-asian="italic" style:font-style-complex="italic"/>
    </style:style>
    <style:style style:name="T946" style:family="text">
      <style:text-properties fo:font-style="italic" style:font-style-asian="italic" style:font-style-complex="italic"/>
    </style:style>
    <style:style style:name="T947" style:family="text">
      <style:text-properties fo:font-style="italic" style:font-style-asian="italic" style:font-style-complex="italic"/>
    </style:style>
    <style:style style:name="T948" style:family="text">
      <style:text-properties fo:font-style="italic" style:font-style-asian="italic" style:font-style-complex="italic"/>
    </style:style>
    <style:style style:name="T949" style:family="text">
      <style:text-properties fo:font-style="italic" style:font-style-asian="italic" style:font-style-complex="italic"/>
    </style:style>
    <style:style style:name="T950" style:family="text">
      <style:text-properties fo:font-style="italic" style:font-style-asian="italic" style:font-style-complex="italic"/>
    </style:style>
    <style:style style:name="T951" style:family="text">
      <style:text-properties fo:font-style="italic" style:font-style-asian="italic" style:font-style-complex="italic"/>
    </style:style>
    <style:style style:name="T952" style:family="text">
      <style:text-properties fo:font-style="italic" style:font-style-asian="italic" style:font-style-complex="italic"/>
    </style:style>
    <style:style style:name="T953" style:family="text">
      <style:text-properties fo:font-style="italic" style:font-style-asian="italic" style:font-style-complex="italic"/>
    </style:style>
    <style:style style:name="T954" style:family="text">
      <style:text-properties fo:font-style="italic" style:font-style-asian="italic" style:font-style-complex="italic"/>
    </style:style>
    <style:style style:name="T955" style:family="text">
      <style:text-properties fo:font-style="italic" style:font-style-asian="italic" style:font-style-complex="italic"/>
    </style:style>
    <style:style style:name="T956" style:family="text">
      <style:text-properties fo:font-style="italic" style:font-style-asian="italic" style:font-style-complex="italic"/>
    </style:style>
    <style:style style:name="T957" style:family="text">
      <style:text-properties fo:font-style="italic" style:font-style-asian="italic" style:font-style-complex="italic"/>
    </style:style>
    <style:style style:name="T958" style:family="text">
      <style:text-properties fo:font-style="italic" style:font-style-asian="italic" style:font-style-complex="italic"/>
    </style:style>
    <style:style style:name="T959" style:family="text">
      <style:text-properties fo:font-style="italic" style:font-style-asian="italic" style:font-style-complex="italic"/>
    </style:style>
    <style:style style:name="T960" style:family="text">
      <style:text-properties fo:font-style="italic" style:font-style-asian="italic" style:font-style-complex="italic"/>
    </style:style>
    <style:style style:name="T961" style:family="text">
      <style:text-properties fo:font-style="italic" style:font-style-asian="italic" style:font-style-complex="italic"/>
    </style:style>
    <style:style style:name="T962" style:family="text">
      <style:text-properties fo:font-style="italic" style:font-style-asian="italic" style:font-style-complex="italic"/>
    </style:style>
    <style:style style:name="T963" style:family="text">
      <style:text-properties fo:font-style="italic" style:font-style-asian="italic" style:font-style-complex="italic"/>
    </style:style>
    <style:style style:name="T964" style:family="text">
      <style:text-properties fo:font-style="italic" style:font-style-asian="italic" style:font-style-complex="italic"/>
    </style:style>
    <style:style style:name="T965" style:family="text">
      <style:text-properties fo:font-style="italic" style:font-style-asian="italic" style:font-style-complex="italic"/>
    </style:style>
    <style:style style:name="T966" style:family="text">
      <style:text-properties fo:font-style="italic" style:font-style-asian="italic" style:font-style-complex="italic"/>
    </style:style>
    <style:style style:name="T967" style:family="text">
      <style:text-properties fo:font-style="italic" style:font-style-asian="italic" style:font-style-complex="italic"/>
    </style:style>
    <style:style style:name="T968" style:family="text">
      <style:text-properties fo:font-style="italic" style:font-style-asian="italic" style:font-style-complex="italic"/>
    </style:style>
    <style:style style:name="T969" style:family="text">
      <style:text-properties fo:font-style="italic" style:font-style-asian="italic" style:font-style-complex="italic"/>
    </style:style>
    <style:style style:name="T970" style:family="text">
      <style:text-properties fo:font-style="italic" style:font-style-asian="italic" style:font-style-complex="italic"/>
    </style:style>
    <style:style style:name="T971" style:family="text">
      <style:text-properties fo:font-style="italic" style:font-style-asian="italic" style:font-style-complex="italic"/>
    </style:style>
    <style:style style:name="T972" style:family="text">
      <style:text-properties fo:font-style="italic" style:font-style-asian="italic" style:font-style-complex="italic"/>
    </style:style>
    <style:style style:name="T973" style:family="text">
      <style:text-properties fo:font-style="italic" style:font-style-asian="italic" style:font-style-complex="italic"/>
    </style:style>
    <style:style style:name="T974" style:family="text">
      <style:text-properties fo:font-style="italic" style:font-style-asian="italic" style:font-style-complex="italic"/>
    </style:style>
    <style:style style:name="T975" style:family="text">
      <style:text-properties fo:font-style="italic" style:font-style-asian="italic" style:font-style-complex="italic"/>
    </style:style>
    <style:style style:name="T976" style:family="text">
      <style:text-properties fo:font-style="italic" style:font-style-asian="italic" style:font-style-complex="italic"/>
    </style:style>
    <style:style style:name="T977" style:family="text">
      <style:text-properties fo:font-style="italic" style:font-style-asian="italic" style:font-style-complex="italic"/>
    </style:style>
    <style:style style:name="T978" style:family="text">
      <style:text-properties fo:font-style="italic" style:font-style-asian="italic" style:font-style-complex="italic"/>
    </style:style>
    <style:style style:name="T979" style:family="text">
      <style:text-properties fo:font-style="italic" style:font-style-asian="italic" style:font-style-complex="italic"/>
    </style:style>
    <style:style style:name="T980" style:family="text">
      <style:text-properties fo:font-style="italic" style:font-style-asian="italic" style:font-style-complex="italic"/>
    </style:style>
    <style:style style:name="T981" style:family="text">
      <style:text-properties fo:font-style="italic" style:font-style-asian="italic" style:font-style-complex="italic"/>
    </style:style>
    <style:style style:name="T982" style:family="text">
      <style:text-properties fo:font-style="italic" style:font-style-asian="italic" style:font-style-complex="italic"/>
    </style:style>
    <style:style style:name="T983" style:family="text">
      <style:text-properties fo:font-style="italic" style:font-style-asian="italic" style:font-style-complex="italic"/>
    </style:style>
    <style:style style:name="T984" style:family="text">
      <style:text-properties fo:font-style="italic" style:font-style-asian="italic" style:font-style-complex="italic"/>
    </style:style>
    <style:style style:name="T985" style:family="text">
      <style:text-properties fo:font-style="italic" style:font-style-asian="italic" style:font-style-complex="italic"/>
    </style:style>
    <style:style style:name="T986" style:family="text">
      <style:text-properties fo:font-style="italic" style:font-style-asian="italic" style:font-style-complex="italic"/>
    </style:style>
    <style:style style:name="T987" style:family="text">
      <style:text-properties fo:font-style="italic" style:font-style-asian="italic" style:font-style-complex="italic"/>
    </style:style>
    <style:style style:name="T988" style:family="text">
      <style:text-properties fo:font-style="italic" style:font-style-asian="italic" style:font-style-complex="italic"/>
    </style:style>
    <style:style style:name="T989" style:family="text">
      <style:text-properties fo:font-style="italic" style:font-style-asian="italic" style:font-style-complex="italic"/>
    </style:style>
    <style:style style:name="T990" style:family="text">
      <style:text-properties fo:font-style="italic" style:font-style-asian="italic" style:font-style-complex="italic"/>
    </style:style>
    <style:style style:name="T991" style:family="text">
      <style:text-properties fo:font-style="italic" style:font-style-asian="italic" style:font-style-complex="italic"/>
    </style:style>
    <style:style style:name="T992" style:family="text">
      <style:text-properties fo:font-style="italic" style:font-style-asian="italic" style:font-style-complex="italic"/>
    </style:style>
    <style:style style:name="T993" style:family="text">
      <style:text-properties fo:font-style="italic" style:font-style-asian="italic" style:font-style-complex="italic"/>
    </style:style>
    <style:style style:name="T994" style:family="text">
      <style:text-properties fo:font-style="italic" style:font-style-asian="italic" style:font-style-complex="italic"/>
    </style:style>
    <style:style style:name="T995" style:family="text">
      <style:text-properties fo:font-style="italic" style:font-style-asian="italic" style:font-style-complex="italic"/>
    </style:style>
    <style:style style:name="T996" style:family="text">
      <style:text-properties fo:font-style="italic" style:font-style-asian="italic" style:font-style-complex="italic"/>
    </style:style>
    <style:style style:name="T997" style:family="text">
      <style:text-properties fo:font-style="italic" style:font-style-asian="italic" style:font-style-complex="italic"/>
    </style:style>
    <style:style style:name="T998" style:family="text">
      <style:text-properties fo:font-style="italic" style:font-style-asian="italic" style:font-style-complex="italic"/>
    </style:style>
    <style:style style:name="T999" style:family="text">
      <style:text-properties fo:font-style="italic" style:font-style-asian="italic" style:font-style-complex="italic"/>
    </style:style>
    <style:style style:name="T1000" style:family="text">
      <style:text-properties fo:font-style="italic" style:font-style-asian="italic" style:font-style-complex="italic"/>
    </style:style>
    <style:style style:name="T1001" style:family="text">
      <style:text-properties fo:font-style="italic" style:font-style-asian="italic" style:font-style-complex="italic"/>
    </style:style>
    <style:style style:name="T1002" style:family="text">
      <style:text-properties fo:font-style="italic" style:font-style-asian="italic" style:font-style-complex="italic"/>
    </style:style>
    <style:style style:name="T1003" style:family="text">
      <style:text-properties fo:font-style="italic" style:font-style-asian="italic" style:font-style-complex="italic"/>
    </style:style>
    <style:style style:name="T1004" style:family="text">
      <style:text-properties fo:font-style="italic" style:font-style-asian="italic" style:font-style-complex="italic"/>
    </style:style>
    <style:style style:name="T1005" style:family="text">
      <style:text-properties fo:font-style="italic" style:font-style-asian="italic" style:font-style-complex="italic"/>
    </style:style>
    <style:style style:name="T1006" style:family="text">
      <style:text-properties fo:font-style="italic" style:font-style-asian="italic" style:font-style-complex="italic"/>
    </style:style>
    <style:style style:name="T1007" style:family="text">
      <style:text-properties fo:font-style="italic" style:font-style-asian="italic" style:font-style-complex="italic"/>
    </style:style>
    <style:style style:name="T1008" style:family="text">
      <style:text-properties fo:font-style="italic" style:font-style-asian="italic" style:font-style-complex="italic"/>
    </style:style>
    <style:style style:name="T1009" style:family="text">
      <style:text-properties fo:font-style="italic" style:font-style-asian="italic" style:font-style-complex="italic"/>
    </style:style>
    <style:style style:name="T1010" style:family="text">
      <style:text-properties fo:font-style="italic" style:font-style-asian="italic" style:font-style-complex="italic"/>
    </style:style>
    <style:style style:name="T1011" style:family="text">
      <style:text-properties fo:font-style="italic" style:font-style-asian="italic" style:font-style-complex="italic"/>
    </style:style>
    <style:style style:name="T1012" style:family="text">
      <style:text-properties fo:font-style="italic" style:font-style-asian="italic" style:font-style-complex="italic"/>
    </style:style>
    <style:style style:name="T1013" style:family="text">
      <style:text-properties fo:font-style="italic" style:font-style-asian="italic" style:font-style-complex="italic"/>
    </style:style>
    <style:style style:name="T1014" style:family="text">
      <style:text-properties fo:font-style="italic" style:font-style-asian="italic" style:font-style-complex="italic"/>
    </style:style>
    <style:style style:name="T1015" style:family="text">
      <style:text-properties fo:font-style="italic" style:font-style-asian="italic" style:font-style-complex="italic"/>
    </style:style>
    <style:style style:name="T1016" style:family="text">
      <style:text-properties fo:font-style="italic" style:font-style-asian="italic" style:font-style-complex="italic"/>
    </style:style>
    <style:style style:name="T1017" style:family="text">
      <style:text-properties fo:font-style="italic" style:font-style-asian="italic" style:font-style-complex="italic"/>
    </style:style>
    <style:style style:name="T1018" style:family="text">
      <style:text-properties fo:font-style="italic" style:font-style-asian="italic" style:font-style-complex="italic"/>
    </style:style>
    <style:style style:name="T1019" style:family="text">
      <style:text-properties fo:font-style="italic" style:font-style-asian="italic" style:font-style-complex="italic"/>
    </style:style>
    <style:style style:name="T1020" style:family="text">
      <style:text-properties fo:font-style="italic" style:font-style-asian="italic" style:font-style-complex="italic"/>
    </style:style>
    <style:style style:name="T1021" style:family="text">
      <style:text-properties fo:font-style="italic" style:font-style-asian="italic" style:font-style-complex="italic"/>
    </style:style>
    <style:style style:name="T1022" style:family="text">
      <style:text-properties fo:font-style="italic" style:font-style-asian="italic" style:font-style-complex="italic"/>
    </style:style>
    <style:style style:name="T1023" style:family="text">
      <style:text-properties fo:font-style="italic" style:font-style-asian="italic" style:font-style-complex="italic"/>
    </style:style>
    <style:style style:name="T1024" style:family="text">
      <style:text-properties fo:font-style="italic" style:font-style-asian="italic" style:font-style-complex="italic"/>
    </style:style>
    <style:style style:name="T1025" style:family="text">
      <style:text-properties fo:font-style="italic" style:font-style-asian="italic" style:font-style-complex="italic"/>
    </style:style>
    <style:style style:name="T1026" style:family="text">
      <style:text-properties fo:font-style="italic" style:font-style-asian="italic" style:font-style-complex="italic"/>
    </style:style>
    <style:style style:name="T1027" style:family="text">
      <style:text-properties fo:font-style="italic" style:font-style-asian="italic" style:font-style-complex="italic"/>
    </style:style>
    <style:style style:name="T1028" style:family="text">
      <style:text-properties fo:font-style="italic" style:font-style-asian="italic" style:font-style-complex="italic"/>
    </style:style>
    <style:style style:name="T1029" style:family="text">
      <style:text-properties fo:font-style="italic" style:font-style-asian="italic" style:font-style-complex="italic"/>
    </style:style>
    <style:style style:name="T1030" style:family="text">
      <style:text-properties fo:font-style="italic" style:font-style-asian="italic" style:font-style-complex="italic"/>
    </style:style>
    <style:style style:name="T1031" style:family="text">
      <style:text-properties fo:font-style="italic" style:font-style-asian="italic" style:font-style-complex="italic"/>
    </style:style>
    <style:style style:name="T1032" style:family="text">
      <style:text-properties fo:font-style="italic" style:font-style-asian="italic" style:font-style-complex="italic"/>
    </style:style>
    <style:style style:name="T1033" style:family="text">
      <style:text-properties fo:font-style="italic" style:font-style-asian="italic" style:font-style-complex="italic"/>
    </style:style>
    <style:style style:name="T1034" style:family="text">
      <style:text-properties fo:font-style="italic" style:font-style-asian="italic" style:font-style-complex="italic"/>
    </style:style>
    <style:style style:name="T1035" style:family="text">
      <style:text-properties fo:font-style="italic" style:font-style-asian="italic" style:font-style-complex="italic"/>
    </style:style>
    <style:style style:name="T1036" style:family="text">
      <style:text-properties fo:font-style="italic" style:font-style-asian="italic" style:font-style-complex="italic"/>
    </style:style>
    <style:style style:name="T1037" style:family="text">
      <style:text-properties fo:font-style="italic" style:font-style-asian="italic" style:font-style-complex="italic"/>
    </style:style>
    <style:style style:name="T1038" style:family="text">
      <style:text-properties fo:font-style="italic" style:font-style-asian="italic" style:font-style-complex="italic"/>
    </style:style>
    <style:style style:name="T1039" style:family="text">
      <style:text-properties fo:font-style="italic" style:font-style-asian="italic" style:font-style-complex="italic"/>
    </style:style>
    <style:style style:name="T1040" style:family="text">
      <style:text-properties fo:font-style="italic" style:font-style-asian="italic" style:font-style-complex="italic"/>
    </style:style>
    <style:style style:name="T1041" style:family="text">
      <style:text-properties fo:font-style="italic" style:font-style-asian="italic" style:font-style-complex="italic"/>
    </style:style>
    <style:style style:name="T1042" style:family="text">
      <style:text-properties fo:font-style="italic" style:font-style-asian="italic" style:font-style-complex="italic"/>
    </style:style>
    <style:style style:name="T1043" style:family="text">
      <style:text-properties fo:font-style="italic" style:font-style-asian="italic" style:font-style-complex="italic"/>
    </style:style>
    <style:style style:name="T1044" style:family="text">
      <style:text-properties fo:font-style="italic" style:font-style-asian="italic" style:font-style-complex="italic"/>
    </style:style>
    <style:style style:name="T1045" style:family="text">
      <style:text-properties fo:font-style="italic" style:font-style-asian="italic" style:font-style-complex="italic"/>
    </style:style>
    <style:style style:name="T1046" style:family="text">
      <style:text-properties fo:font-style="italic" style:font-style-asian="italic" style:font-style-complex="italic"/>
    </style:style>
    <style:style style:name="T1047" style:family="text">
      <style:text-properties fo:font-style="italic" style:font-style-asian="italic" style:font-style-complex="italic"/>
    </style:style>
    <style:style style:name="T1048" style:family="text">
      <style:text-properties fo:font-style="italic" style:font-style-asian="italic" style:font-style-complex="italic"/>
    </style:style>
    <style:style style:name="T1049" style:family="text">
      <style:text-properties fo:font-style="italic" style:font-style-asian="italic" style:font-style-complex="italic"/>
    </style:style>
    <style:style style:name="T1050" style:family="text">
      <style:text-properties fo:font-style="italic" style:font-style-asian="italic" style:font-style-complex="italic"/>
    </style:style>
    <style:style style:name="T1051" style:family="text">
      <style:text-properties fo:font-style="italic" style:font-style-asian="italic" style:font-style-complex="italic"/>
    </style:style>
    <style:style style:name="T1052" style:family="text">
      <style:text-properties fo:font-style="italic" style:font-style-asian="italic" style:font-style-complex="italic"/>
    </style:style>
    <style:style style:name="T1053" style:family="text">
      <style:text-properties fo:font-style="italic" style:font-style-asian="italic" style:font-style-complex="italic"/>
    </style:style>
    <style:style style:name="T1054" style:family="text">
      <style:text-properties fo:font-style="italic" style:font-style-asian="italic" style:font-style-complex="italic"/>
    </style:style>
    <style:style style:name="T1055" style:family="text">
      <style:text-properties fo:font-style="italic" style:font-style-asian="italic" style:font-style-complex="italic"/>
    </style:style>
    <style:style style:name="T1056" style:family="text">
      <style:text-properties fo:font-style="italic" style:font-style-asian="italic" style:font-style-complex="italic"/>
    </style:style>
    <style:style style:name="T1057" style:family="text">
      <style:text-properties fo:font-style="italic" style:font-style-asian="italic" style:font-style-complex="italic"/>
    </style:style>
    <style:style style:name="T1058" style:family="text">
      <style:text-properties fo:font-style="italic" style:font-style-asian="italic" style:font-style-complex="italic"/>
    </style:style>
    <style:style style:name="T1059" style:family="text">
      <style:text-properties fo:font-style="italic" style:font-style-asian="italic" style:font-style-complex="italic"/>
    </style:style>
    <style:style style:name="T1060" style:family="text">
      <style:text-properties fo:font-style="italic" style:font-style-asian="italic" style:font-style-complex="italic"/>
    </style:style>
    <style:style style:name="T1061" style:family="text">
      <style:text-properties fo:font-style="italic" style:font-style-asian="italic" style:font-style-complex="italic"/>
    </style:style>
    <style:style style:name="T1062" style:family="text">
      <style:text-properties fo:font-style="italic" style:font-style-asian="italic" style:font-style-complex="italic"/>
    </style:style>
    <style:style style:name="T1063" style:family="text">
      <style:text-properties fo:font-style="italic" style:font-style-asian="italic" style:font-style-complex="italic"/>
    </style:style>
    <style:style style:name="T1064" style:family="text">
      <style:text-properties fo:font-style="italic" style:font-style-asian="italic" style:font-style-complex="italic"/>
    </style:style>
    <style:style style:name="T1065" style:family="text">
      <style:text-properties fo:font-style="italic" style:font-style-asian="italic" style:font-style-complex="italic"/>
    </style:style>
    <style:style style:name="T1066" style:family="text">
      <style:text-properties fo:font-style="italic" style:font-style-asian="italic" style:font-style-complex="italic"/>
    </style:style>
    <style:style style:name="T1067" style:family="text">
      <style:text-properties fo:font-style="italic" style:font-style-asian="italic" style:font-style-complex="italic"/>
    </style:style>
    <style:style style:name="T1068" style:family="text">
      <style:text-properties fo:font-style="italic" style:font-style-asian="italic" style:font-style-complex="italic"/>
    </style:style>
    <style:style style:name="T1069" style:family="text">
      <style:text-properties fo:font-style="italic" style:font-style-asian="italic" style:font-style-complex="italic"/>
    </style:style>
    <style:style style:name="T1070" style:family="text">
      <style:text-properties fo:font-style="italic" style:font-style-asian="italic" style:font-style-complex="italic"/>
    </style:style>
    <style:style style:name="T1071" style:family="text">
      <style:text-properties fo:font-style="italic" style:font-style-asian="italic" style:font-style-complex="italic"/>
    </style:style>
    <style:style style:name="T1072" style:family="text">
      <style:text-properties fo:font-style="italic" style:font-style-asian="italic" style:font-style-complex="italic"/>
    </style:style>
    <style:style style:name="T1073" style:family="text">
      <style:text-properties fo:font-style="italic" style:font-style-asian="italic" style:font-style-complex="italic"/>
    </style:style>
    <style:style style:name="T1074" style:family="text">
      <style:text-properties fo:font-style="italic" style:font-style-asian="italic" style:font-style-complex="italic"/>
    </style:style>
    <style:style style:name="T1075" style:family="text">
      <style:text-properties fo:font-style="italic" style:font-style-asian="italic" style:font-style-complex="italic"/>
    </style:style>
    <style:style style:name="T1076" style:family="text">
      <style:text-properties fo:font-style="italic" style:font-style-asian="italic" style:font-style-complex="italic"/>
    </style:style>
    <style:style style:name="T1077" style:family="text">
      <style:text-properties fo:font-style="italic" style:font-style-asian="italic" style:font-style-complex="italic"/>
    </style:style>
    <style:style style:name="T1078" style:family="text">
      <style:text-properties fo:font-style="italic" style:font-style-asian="italic" style:font-style-complex="italic"/>
    </style:style>
    <style:style style:name="T1079" style:family="text">
      <style:text-properties fo:font-style="italic" style:font-style-asian="italic" style:font-style-complex="italic"/>
    </style:style>
    <style:style style:name="T1080" style:family="text">
      <style:text-properties fo:font-style="italic" style:font-style-asian="italic" style:font-style-complex="italic"/>
    </style:style>
    <style:style style:name="T1081" style:family="text">
      <style:text-properties fo:font-style="italic" style:font-style-asian="italic" style:font-style-complex="italic"/>
    </style:style>
    <style:style style:name="T1082" style:family="text">
      <style:text-properties fo:font-style="italic" style:font-style-asian="italic" style:font-style-complex="italic"/>
    </style:style>
    <style:style style:name="T1083" style:family="text">
      <style:text-properties fo:font-style="italic" style:font-style-asian="italic" style:font-style-complex="italic"/>
    </style:style>
    <style:style style:name="T1084" style:family="text">
      <style:text-properties fo:font-style="italic" style:font-style-asian="italic" style:font-style-complex="italic"/>
    </style:style>
    <style:style style:name="T1085" style:family="text">
      <style:text-properties fo:font-style="italic" style:font-style-asian="italic" style:font-style-complex="italic"/>
    </style:style>
    <style:style style:name="T1086" style:family="text">
      <style:text-properties fo:font-style="italic" style:font-style-asian="italic" style:font-style-complex="italic"/>
    </style:style>
    <style:style style:name="T1087" style:family="text">
      <style:text-properties fo:font-style="italic" style:font-style-asian="italic" style:font-style-complex="italic"/>
    </style:style>
    <style:style style:name="T1088" style:family="text">
      <style:text-properties fo:font-style="italic" style:font-style-asian="italic" style:font-style-complex="italic"/>
    </style:style>
    <style:style style:name="T1089" style:family="text">
      <style:text-properties fo:font-style="italic" style:font-style-asian="italic" style:font-style-complex="italic"/>
    </style:style>
    <style:style style:name="T1090" style:family="text">
      <style:text-properties fo:font-style="italic" style:font-style-asian="italic" style:font-style-complex="italic"/>
    </style:style>
    <style:style style:name="T1091" style:family="text">
      <style:text-properties fo:font-style="italic" style:font-style-asian="italic" style:font-style-complex="italic"/>
    </style:style>
    <style:style style:name="T1092" style:family="text">
      <style:text-properties fo:font-style="italic" style:font-style-asian="italic" style:font-style-complex="italic"/>
    </style:style>
    <style:style style:name="T1093" style:family="text">
      <style:text-properties fo:font-style="italic" style:font-style-asian="italic" style:font-style-complex="italic"/>
    </style:style>
    <style:style style:name="T1094" style:family="text">
      <style:text-properties fo:font-style="italic" style:font-style-asian="italic" style:font-style-complex="italic"/>
    </style:style>
    <style:style style:name="T1095" style:family="text">
      <style:text-properties fo:font-style="italic" style:font-style-asian="italic" style:font-style-complex="italic"/>
    </style:style>
    <style:style style:name="T1096" style:family="text">
      <style:text-properties fo:font-style="italic" style:font-style-asian="italic" style:font-style-complex="italic"/>
    </style:style>
    <style:style style:name="T1097" style:family="text">
      <style:text-properties fo:font-style="italic" style:font-style-asian="italic" style:font-style-complex="italic"/>
    </style:style>
    <style:style style:name="T1098" style:family="text">
      <style:text-properties fo:font-style="italic" style:font-style-asian="italic" style:font-style-complex="italic"/>
    </style:style>
    <style:style style:name="T1099" style:family="text">
      <style:text-properties fo:font-style="italic" style:font-style-asian="italic" style:font-style-complex="italic"/>
    </style:style>
    <style:style style:name="T1100" style:family="text">
      <style:text-properties fo:font-style="italic" style:font-style-asian="italic" style:font-style-complex="italic"/>
    </style:style>
    <style:style style:name="T1101" style:family="text">
      <style:text-properties fo:font-style="italic" style:font-style-asian="italic" style:font-style-complex="italic"/>
    </style:style>
    <style:style style:name="T1102" style:family="text">
      <style:text-properties fo:font-style="italic" style:font-style-asian="italic" style:font-style-complex="italic"/>
    </style:style>
    <style:style style:name="T1103" style:family="text">
      <style:text-properties fo:font-style="italic" style:font-style-asian="italic" style:font-style-complex="italic"/>
    </style:style>
    <style:style style:name="T1104" style:family="text">
      <style:text-properties fo:font-style="italic" style:font-style-asian="italic" style:font-style-complex="italic"/>
    </style:style>
    <style:style style:name="T1105" style:family="text">
      <style:text-properties fo:font-style="italic" style:font-style-asian="italic" style:font-style-complex="italic"/>
    </style:style>
    <style:style style:name="T1106" style:family="text">
      <style:text-properties fo:font-style="italic" style:font-style-asian="italic" style:font-style-complex="italic"/>
    </style:style>
    <style:style style:name="T1107" style:family="text">
      <style:text-properties fo:font-style="italic" style:font-style-asian="italic" style:font-style-complex="italic"/>
    </style:style>
    <style:style style:name="T1108" style:family="text">
      <style:text-properties fo:font-style="italic" style:font-style-asian="italic" style:font-style-complex="italic"/>
    </style:style>
    <style:style style:name="T1109" style:family="text">
      <style:text-properties fo:font-style="italic" style:font-style-asian="italic" style:font-style-complex="italic"/>
    </style:style>
    <style:style style:name="T1110" style:family="text">
      <style:text-properties fo:font-style="italic" style:font-style-asian="italic" style:font-style-complex="italic"/>
    </style:style>
    <style:style style:name="T1111" style:family="text">
      <style:text-properties fo:font-style="italic" style:font-style-asian="italic" style:font-style-complex="italic"/>
    </style:style>
    <style:style style:name="T1112" style:family="text">
      <style:text-properties fo:font-style="italic" style:font-style-asian="italic" style:font-style-complex="italic"/>
    </style:style>
    <style:style style:name="T1113" style:family="text">
      <style:text-properties fo:font-style="italic" style:font-style-asian="italic" style:font-style-complex="italic"/>
    </style:style>
    <style:style style:name="T1114" style:family="text">
      <style:text-properties fo:font-style="italic" style:font-style-asian="italic" style:font-style-complex="italic"/>
    </style:style>
    <style:style style:name="T1115" style:family="text">
      <style:text-properties fo:font-style="italic" style:font-style-asian="italic" style:font-style-complex="italic"/>
    </style:style>
    <style:style style:name="T1116" style:family="text">
      <style:text-properties fo:font-style="italic" style:font-style-asian="italic" style:font-style-complex="italic"/>
    </style:style>
    <style:style style:name="T1117" style:family="text">
      <style:text-properties fo:font-style="italic" style:font-style-asian="italic" style:font-style-complex="italic"/>
    </style:style>
    <style:style style:name="T1118" style:family="text">
      <style:text-properties fo:font-style="italic" style:font-style-asian="italic" style:font-style-complex="italic"/>
    </style:style>
    <style:style style:name="T1119" style:family="text">
      <style:text-properties fo:font-style="italic" style:font-style-asian="italic" style:font-style-complex="italic"/>
    </style:style>
    <style:style style:name="T1120" style:family="text">
      <style:text-properties fo:font-style="italic" style:font-style-asian="italic" style:font-style-complex="italic"/>
    </style:style>
    <style:style style:name="T1121" style:family="text">
      <style:text-properties fo:font-style="italic" style:font-style-asian="italic" style:font-style-complex="italic"/>
    </style:style>
    <style:style style:name="T1122" style:family="text">
      <style:text-properties fo:font-style="italic" style:font-style-asian="italic" style:font-style-complex="italic"/>
    </style:style>
    <style:style style:name="T1123" style:family="text">
      <style:text-properties fo:font-style="italic" style:font-style-asian="italic" style:font-style-complex="italic"/>
    </style:style>
    <style:style style:name="T1124" style:family="text">
      <style:text-properties fo:font-style="italic" style:font-style-asian="italic" style:font-style-complex="italic"/>
    </style:style>
    <style:style style:name="T1125" style:family="text">
      <style:text-properties fo:font-style="italic" style:font-style-asian="italic" style:font-style-complex="italic"/>
    </style:style>
    <style:style style:name="T1126" style:family="text">
      <style:text-properties fo:font-style="italic" style:font-style-asian="italic" style:font-style-complex="italic"/>
    </style:style>
    <style:style style:name="T1127" style:family="text">
      <style:text-properties fo:font-style="italic" style:font-style-asian="italic" style:font-style-complex="italic"/>
    </style:style>
    <style:style style:name="T1128" style:family="text">
      <style:text-properties fo:font-style="italic" style:font-style-asian="italic" style:font-style-complex="italic"/>
    </style:style>
    <style:style style:name="T1129" style:family="text">
      <style:text-properties fo:font-style="italic" style:font-style-asian="italic" style:font-style-complex="italic"/>
    </style:style>
    <style:style style:name="T1130" style:family="text">
      <style:text-properties fo:font-style="italic" style:font-style-asian="italic" style:font-style-complex="italic"/>
    </style:style>
    <style:style style:name="T1131" style:family="text">
      <style:text-properties fo:font-style="italic" style:font-style-asian="italic" style:font-style-complex="italic"/>
    </style:style>
    <style:style style:name="T1132" style:family="text">
      <style:text-properties fo:font-style="italic" style:font-style-asian="italic" style:font-style-complex="italic"/>
    </style:style>
    <style:style style:name="T1133" style:family="text">
      <style:text-properties fo:font-style="italic" style:font-style-asian="italic" style:font-style-complex="italic"/>
    </style:style>
    <style:style style:name="T1134" style:family="text">
      <style:text-properties fo:font-style="italic" style:font-style-asian="italic" style:font-style-complex="italic"/>
    </style:style>
    <style:style style:name="T1135" style:family="text">
      <style:text-properties fo:font-style="italic" style:font-style-asian="italic" style:font-style-complex="italic"/>
    </style:style>
    <style:style style:name="T1136" style:family="text">
      <style:text-properties fo:font-style="italic" style:font-style-asian="italic" style:font-style-complex="italic"/>
    </style:style>
    <style:style style:name="T1137" style:family="text">
      <style:text-properties fo:font-style="italic" style:font-style-asian="italic" style:font-style-complex="italic"/>
    </style:style>
    <style:style style:name="T1138" style:family="text">
      <style:text-properties fo:font-style="italic" style:font-style-asian="italic" style:font-style-complex="italic"/>
    </style:style>
    <style:style style:name="T1139" style:family="text">
      <style:text-properties fo:font-style="italic" style:font-style-asian="italic" style:font-style-complex="italic"/>
    </style:style>
    <style:style style:name="T1140" style:family="text">
      <style:text-properties fo:font-style="italic" style:font-style-asian="italic" style:font-style-complex="italic"/>
    </style:style>
    <style:style style:name="T1141" style:family="text">
      <style:text-properties fo:font-style="italic" style:font-style-asian="italic" style:font-style-complex="italic"/>
    </style:style>
    <style:style style:name="T1142" style:family="text">
      <style:text-properties fo:font-style="italic" style:font-style-asian="italic" style:font-style-complex="italic"/>
    </style:style>
    <style:style style:name="T1143" style:family="text">
      <style:text-properties fo:font-style="italic" style:font-style-asian="italic" style:font-style-complex="italic"/>
    </style:style>
    <style:style style:name="T1144" style:family="text">
      <style:text-properties fo:font-style="italic" style:font-style-asian="italic" style:font-style-complex="italic"/>
    </style:style>
    <style:style style:name="T1145" style:family="text">
      <style:text-properties fo:font-style="italic" style:font-style-asian="italic" style:font-style-complex="italic"/>
    </style:style>
    <style:style style:name="T1146" style:family="text">
      <style:text-properties fo:font-style="italic" style:font-style-asian="italic" style:font-style-complex="italic"/>
    </style:style>
    <style:style style:name="T1147" style:family="text">
      <style:text-properties fo:font-style="italic" style:font-style-asian="italic" style:font-style-complex="italic"/>
    </style:style>
    <style:style style:name="T1148" style:family="text">
      <style:text-properties fo:font-style="italic" style:font-style-asian="italic" style:font-style-complex="italic"/>
    </style:style>
    <style:style style:name="T1149" style:family="text">
      <style:text-properties fo:font-style="italic" style:font-style-asian="italic" style:font-style-complex="italic"/>
    </style:style>
    <style:style style:name="T1150" style:family="text">
      <style:text-properties fo:font-style="italic" style:font-style-asian="italic" style:font-style-complex="italic"/>
    </style:style>
    <style:style style:name="T1151" style:family="text">
      <style:text-properties fo:font-style="italic" style:font-style-asian="italic" style:font-style-complex="italic"/>
    </style:style>
    <style:style style:name="T1152" style:family="text">
      <style:text-properties fo:font-style="italic" style:font-style-asian="italic" style:font-style-complex="italic"/>
    </style:style>
    <style:style style:name="T1153" style:family="text">
      <style:text-properties fo:font-style="italic" style:font-style-asian="italic" style:font-style-complex="italic"/>
    </style:style>
    <style:style style:name="T1154" style:family="text">
      <style:text-properties fo:font-style="italic" style:font-style-asian="italic" style:font-style-complex="italic"/>
    </style:style>
    <style:style style:name="T1155" style:family="text">
      <style:text-properties fo:font-style="italic" style:font-style-asian="italic" style:font-style-complex="italic"/>
    </style:style>
    <style:style style:name="T1156" style:family="text">
      <style:text-properties fo:font-style="italic" style:font-style-asian="italic" style:font-style-complex="italic"/>
    </style:style>
    <style:style style:name="T1157" style:family="text">
      <style:text-properties fo:font-style="italic" style:font-style-asian="italic" style:font-style-complex="italic"/>
    </style:style>
    <style:style style:name="T1158" style:family="text">
      <style:text-properties fo:font-style="italic" style:font-style-asian="italic" style:font-style-complex="italic"/>
    </style:style>
    <style:style style:name="T1159" style:family="text">
      <style:text-properties fo:font-style="italic" style:font-style-asian="italic" style:font-style-complex="italic"/>
    </style:style>
    <style:style style:name="T1160" style:family="text">
      <style:text-properties fo:font-style="italic" style:font-style-asian="italic" style:font-style-complex="italic"/>
    </style:style>
    <style:style style:name="T1161" style:family="text">
      <style:text-properties fo:font-style="italic" style:font-style-asian="italic" style:font-style-complex="italic"/>
    </style:style>
    <style:style style:name="T1162" style:family="text">
      <style:text-properties fo:font-style="italic" style:font-style-asian="italic" style:font-style-complex="italic"/>
    </style:style>
    <style:style style:name="T1163" style:family="text">
      <style:text-properties fo:font-style="italic" style:font-style-asian="italic" style:font-style-complex="italic"/>
    </style:style>
    <style:style style:name="T1164" style:family="text">
      <style:text-properties fo:font-style="italic" style:font-style-asian="italic" style:font-style-complex="italic"/>
    </style:style>
    <style:style style:name="T1165" style:family="text">
      <style:text-properties fo:font-style="italic" style:font-style-asian="italic" style:font-style-complex="italic"/>
    </style:style>
    <style:style style:name="T1166" style:family="text">
      <style:text-properties fo:font-style="italic" style:font-style-asian="italic" style:font-style-complex="italic"/>
    </style:style>
    <style:style style:name="T1167" style:family="text">
      <style:text-properties fo:font-style="italic" style:font-style-asian="italic" style:font-style-complex="italic"/>
    </style:style>
    <style:style style:name="T1168" style:family="text">
      <style:text-properties fo:font-style="italic" style:font-style-asian="italic" style:font-style-complex="italic"/>
    </style:style>
    <style:style style:name="T1169" style:family="text">
      <style:text-properties fo:font-style="italic" style:font-style-asian="italic" style:font-style-complex="italic"/>
    </style:style>
    <style:style style:name="T1170" style:family="text">
      <style:text-properties fo:font-style="italic" style:font-style-asian="italic" style:font-style-complex="italic"/>
    </style:style>
    <style:style style:name="T1171" style:family="text">
      <style:text-properties fo:font-style="italic" style:font-style-asian="italic" style:font-style-complex="italic"/>
    </style:style>
    <style:style style:name="T1172" style:family="text">
      <style:text-properties fo:font-style="italic" style:font-style-asian="italic" style:font-style-complex="italic"/>
    </style:style>
    <style:style style:name="T1173" style:family="text">
      <style:text-properties fo:font-style="italic" style:font-style-asian="italic" style:font-style-complex="italic"/>
    </style:style>
    <style:style style:name="T1174" style:family="text">
      <style:text-properties fo:font-style="italic" style:font-style-asian="italic" style:font-style-complex="italic"/>
    </style:style>
    <style:style style:name="T1175" style:family="text">
      <style:text-properties fo:font-style="italic" style:font-style-asian="italic" style:font-style-complex="italic"/>
    </style:style>
    <style:style style:name="T1176" style:family="text">
      <style:text-properties fo:font-style="italic" style:font-style-asian="italic" style:font-style-complex="italic"/>
    </style:style>
    <style:style style:name="T1177" style:family="text">
      <style:text-properties fo:font-style="italic" style:font-style-asian="italic" style:font-style-complex="italic"/>
    </style:style>
    <style:style style:name="T1178" style:family="text">
      <style:text-properties fo:font-style="italic" style:font-style-asian="italic" style:font-style-complex="italic"/>
    </style:style>
    <style:style style:name="T1179" style:family="text">
      <style:text-properties fo:font-style="italic" style:font-style-asian="italic" style:font-style-complex="italic"/>
    </style:style>
    <style:style style:name="T1180" style:family="text">
      <style:text-properties fo:font-style="italic" style:font-style-asian="italic" style:font-style-complex="italic"/>
    </style:style>
    <style:style style:name="T1181" style:family="text">
      <style:text-properties fo:font-style="italic" style:font-style-asian="italic" style:font-style-complex="italic"/>
    </style:style>
    <style:style style:name="T1182" style:family="text">
      <style:text-properties fo:font-style="italic" style:font-style-asian="italic" style:font-style-complex="italic"/>
    </style:style>
    <style:style style:name="T1183" style:family="text">
      <style:text-properties fo:font-style="italic" style:font-style-asian="italic" style:font-style-complex="italic"/>
    </style:style>
    <style:style style:name="T1184" style:family="text">
      <style:text-properties fo:font-style="italic" style:font-style-asian="italic" style:font-style-complex="italic"/>
    </style:style>
    <style:style style:name="T1185" style:family="text">
      <style:text-properties fo:font-style="italic" style:font-style-asian="italic" style:font-style-complex="italic"/>
    </style:style>
    <style:style style:name="T1186"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office:automatic-styles>
  <office:body>
    <office:text>
      <text:p text:style-name="Title">How to make sense of precariousness? <text:span text:style-name="T2">Bíos</text:span>-precarious and sensitive life</text:p>
      <text:p text:style-name="Author">Martín De Mauro Rucovsky</text:p>
      <text:p text:style-name="Text_20_body"><text:span text:style-name="T3">Abstract</text:span></text:p>
      <text:p text:style-name="Text_20_body">The operation that we are interested in emphasizing revolves around these dimensions that are illuminated in the critical work of reading with cultural materials and that suppose a conceptual complementarity between the paths of biopolitics and precariousness. What these analyzes and their work with materials indicate, in a very clear way, is a set of dimensions, lines of inquiry and areas of problematization that do not acquire enough relevance in contemporary debates about biopolitics and precarity. Hence the need to develop a conceptual framework tool, which accounts for these markers that encode a precarious life. And precisely, that is the blind spot in common and at the same time, a space of conceptual intersection: the paths in biopolitics that have not considered the processes of precarization of life and in equal measure, the theorizations about the precarious condition that they have not thought about in strictly biopolitical terms. We call this conceptual knot: <text:span text:style-name="T4">bíos</text:span>-precarious. The <text:span text:style-name="T5">bíos</text:span>-precarious concept spawns from the conjunction between Judith Butler's toolbox in relation to the bodily ontology of precariousness; and the crossing in Roberto Esposito's biopolitical path between impersonal life and affirmative biopolitics.</text:p>
      <text:p text:style-name="Text_20_body"><text:span text:style-name="T6">Keywords:</text:span> Bíos-precarious, Biopolitics, Precarity, Judith Butler, Roberto Esposito</text:p>
      <text:p text:style-name="Text_20_body"><text:span text:style-name="T7">Resumen</text:span></text:p>
      <text:p text:style-name="Text_20_body">La operación que nos interesa subrayar gira en torno a la zona de problematicidad que ilumina el trabajo crítico con materiales culturales y que supone una complementariedad conceptual entre los recorridos de la biopolítica y de la precariedad. Lo que estos análisis y su trabajo con materiales indican, de un modo muy nítido, es un conjunto de dimensiones, líneas de indagación y zonas de problematización que no adquieren la suficiente relevancia en los debates contemporáneos sobre biopolítica y sobre precariedad. De allí la necesidad de elaborar una herramienta de entramado conceptual que dé cuenta de los marcadores que codifican una vida precaria. Y justamente, ese es el punto ciego en común y a la vez, el espacio de intersección conceptual que nos interesa: los recorridos en biopolítica que no han considerado los procesos de precarización de la vida y en igual medida, las teorizaciones sobre la condición precaria que no han pensado en términos estrictamente biopolíticos. Denominamos <text:span text:style-name="T8">bíos</text:span>-precario a este nudo conceptual a partir de la conjunción entre la caja de herramientas de Judith Butler en relación a la ontología corporal de la precariedad y el cruce en el recorrido biopolítico de Roberto Esposito entre vida impersonal y biopolítica afirmativa.</text:p>
      <text:p text:style-name="Text_20_body"><text:span text:style-name="T9">Palabras</text:span><text:span text:style-name="T10"> </text:span><text:span text:style-name="T11">Clave:</text:span> Bíos-precario, Biopolítica, Precariedad, Judith Butler, Roberto Esposito</text:p>
      <text:h text:style-name="Heading_20_2" text:outline-level="2"><text:span text:style-name="T12">How</text:span><text:span text:style-name="T13"> </text:span><text:span text:style-name="T14">to</text:span><text:span text:style-name="T15"> </text:span><text:span text:style-name="T16">make</text:span><text:span text:style-name="T17"> </text:span><text:span text:style-name="T18">sense</text:span><text:span text:style-name="T19"> </text:span><text:span text:style-name="T20">of</text:span><text:span text:style-name="T21"> </text:span><text:span text:style-name="T22">precariousness?</text:span><text:span text:style-name="T23"> </text:span><text:span text:style-name="T24">Bíos</text:span><text:span text:style-name="T25">-precarious</text:span><text:span text:style-name="T26"> </text:span><text:span text:style-name="T27">and</text:span><text:span text:style-name="T28"> </text:span><text:span text:style-name="T29">sensitive</text:span><text:span text:style-name="T30"> </text:span><text:span text:style-name="T31">life</text:span></text:h>
      <text:p text:style-name="First_20_paragraph"><text:span text:style-name="T32">Mar</text:span><text:span text:style-name="T33"> </text:span><text:span text:style-name="T34">Del</text:span><text:span text:style-name="T35"> </text:span><text:span text:style-name="T36">Plata,</text:span><text:span text:style-name="T37"> </text:span><text:span text:style-name="T38">Buenos</text:span><text:span text:style-name="T39"> </text:span><text:span text:style-name="T40">Aires,</text:span><text:span text:style-name="T41"> </text:span><text:span text:style-name="T42">Argentina.</text:span><text:span text:style-name="T43"> </text:span><text:span text:style-name="T44">July</text:span><text:span text:style-name="T45"> </text:span><text:span text:style-name="T46">2017</text:span>. The local Health Secretary shares his view on "homeless people", sparked by the "homeless" death of Sergio Fernández, highlighting into a case of a woman that frequently sleeps in the streets. Speaking with radio journalists on the show “Not Gone with the Wind” (“Lo que el viento no se llevó”), the Secretary, Gustavo Blanco states: “We've gone 17 times to pick her up. Every time we leave her at the hospital she goes back. <text:span text:style-name="T47">Just</text:span><text:span text:style-name="T48"> </text:span><text:span text:style-name="T49">like</text:span><text:span text:style-name="T50"> </text:span><text:span text:style-name="T51">a</text:span><text:span text:style-name="T52"> </text:span><text:span text:style-name="T53">dog</text:span>, she goes back to the place where she feels comfortable”. The Health Secretary quoted old normative code, with early positivist and hygienist reminiscences. He argued about a sustained effort to “retire” this woman to get her into the hospital but despite sanitary policies and the efforts made, she insists on “going back to her place because she feels comfortable”.</text:p>
      <text:p text:style-name="Text_20_body"><text:span text:style-name="T54">Buenos</text:span><text:span text:style-name="T55"> </text:span><text:span text:style-name="T56">Aires</text:span><text:span text:style-name="T57"> </text:span><text:span text:style-name="T58">[Autonomous</text:span><text:span text:style-name="T59"> </text:span><text:span text:style-name="T60">City],</text:span><text:span text:style-name="T61"> </text:span><text:span text:style-name="T62">Argentina,</text:span><text:span text:style-name="T63"> </text:span><text:span text:style-name="T64">September</text:span><text:span text:style-name="T65"> </text:span><text:span text:style-name="T66">2018</text:span>. Journalist writer Carolina Koruk publishes in the <text:span text:style-name="T67">Para</text:span><text:span text:style-name="T68"> </text:span><text:span text:style-name="T69">Tí</text:span> Magazine an article on “Emotional salary time: what is this new work benefit about” which shows a new trend with substantial repercussions in Europe: <text:span text:style-name="T70">the</text:span><text:span text:style-name="T71"> </text:span><text:span text:style-name="T72">emotional</text:span><text:span text:style-name="T73"> </text:span><text:span text:style-name="T74">salary</text:span>. Koruk comments on research by the <text:span text:style-name="T75">iOpener</text:span><text:span text:style-name="T76"> </text:span><text:span text:style-name="T77">Institute</text:span><text:span text:style-name="T78"> </text:span><text:span text:style-name="T79">for</text:span><text:span text:style-name="T80"> </text:span><text:span text:style-name="T81">People</text:span><text:span text:style-name="T82"> </text:span><text:span text:style-name="T83">&amp;</text:span><text:span text:style-name="T84"> </text:span><text:span text:style-name="T85">Performance</text:span>, in England, about happiness in the daily duties of workers, and the emotional state the returns in a stronger commitment of employees at their companies. In critical times, explains Koruk, many companies dive into extra expenses as a decisive element “so that employees can be happy, even when you don't pay them”, and this way, the company avoids workers from migrating to other companies. Attached to the flexible culture (where goal completion is above everything, and there is certain freedom regarding work time) this kind of salary aims towards emotions and well being, to appreciating each of the people working, hearing to them to keep them motivated, and work climate.</text:p>
      <text:p text:style-name="Text_20_body">The ideas at the core of these scenes are biopolitics and precariousness. The events exposed above are images that allow a thought upon how public servants and journalists and in general our societies mark hierarchical distinctions between lives to be protected, taken care of, or plan a future for, on one side; or insead lives to abandon, sacrifice, or eliminate. This primary mark, which is at the main center of biopolitics and precarization processes, entails a series of incisions, gradients, and thresholds around which a stake is decided about which individuals and groups can be recognized as humans or less-than-humans. These images are inscribed on a line of inquiry about the conditions in which it is possible to learn about a life, or about the specific power mechanisms through which life is produced, taken cared of, or valued as differential. These gazes return a sharpened image, yet clearly self-evident, of a dynamic which aims towards a life, a living being or the animate over the basis of a series of distinctions and oppositions -more or less stable-: between life and no-life, alive and not alive, or between purely biological life (<text:span text:style-name="T86">zoé</text:span>) in comparison to a way of life (<text:span text:style-name="T87">bíos</text:span>). Indeed, life and precariousness name a displacement of meanings, just as Gustavo Blanco, the Health Secretary, when he refers to a field of concepts and practices that casts thought beyond the humane because he locates homeless to a frontier along with the wilderness and the animal world. In such a way, precariousness stages a reconfiguration of structural inequality associated with poverty and its inequity markers through the recurring inquiry about the species limits, about what is human and its edges.</text:p>
      <text:p text:style-name="Text_20_body">In this context, a series of critical analysis and cultural studies that work based on aesthetic materials made in Latin America explore that life as an expansive field and a set of reading operations that mobilize meanings upon the visible and the sensitive, which are primarily defined by the biopolitics logic, but also by livings' precarization processes. Such materials include works by Fermín Rodríguez (2010), Florencia Garramuño (2015), Gabriel Giorgi (2014), Ximena Briceño (2017) and many others.</text:p>
      <text:p text:style-name="Text_20_body">The critical work of reading with cultural materials (De Mauro Rucovsky, 2016; 2018a; 2018b; 2019a; 2019b) illuminate dimensions that we intend to highlight. The operation that we want to emphasize upon this life, supposes a conceptual complementarity between the paths of biopolitics and precariousness. What these analysis and their work with materials indicate, is a set of dimensions, lines of inquiry and areas of problematization that do not acquire enough relevance in contemporary debates about biopolitics and precarity. Hence the need to develop a tool for a conceptual framework, which can account for these markers that encode a precarious life. And even further, such is at the same time both the blind spot and space of conceptual intersection: the paths in biopolitics that have not yet considered the processes of precarization of life; and in the same vein, the theorizations about the precarious condition that have not been thought about in strictly biopolitical terms.</text:p>
      <text:p text:style-name="Text_20_body">We call this conceptual knot: <text:span text:style-name="T88">bíos</text:span>-precarious. The <text:span text:style-name="T89">bíos</text:span>-precarious concept arises from the conjunction between Judith Butler's toolbox in relation to the bodily ontology of precariousness; and the crossing in Roberto Esposito's biopolitical path between impersonal life and affirmative biopolitics. There are many points of divergence between Butler's and Esposito's ponderations indeed, but perhaps there are even more points of convergence. We want to highlight two operations with this remark: both of Butler's and Esposito's corporeal ontologies as well as their affirmative biopolitics; because they allow a delimitation for this way precarious way of life and the relationships between <text:span text:style-name="T90">bíos</text:span>, culture and politics surrounding the question about the present time: Up to which degree is the current time crossed through by precariousness and biopolitics? Or in other terms: In which degree is the present time understood in terms of Judith Butler's and Roberto Espósito's conceptual remapping?</text:p>
      <text:p text:style-name="Text_20_body">And so, what guides the present inquiry is not an exegetic pursue around the work and thought of both Butler and Esposito (by their proper names) which would seek justice to the nominal reputation of these authors, but rather to aim for another procedure and towards another epistemological direction. The intent is to unfold the viewpoint -or even better, to locate this <text:span text:style-name="T91">bíos</text:span>-precarious in a superimposed level- following a topologic and systematic procedure, that is, a fold among the broader figure it intends to counter: Which are the possible conditions of the precarized living, of the <text:span text:style-name="T92">bíos</text:span>-precarious? How can we account these vectors and modulations, as well as the epochal dimension or of the historical present time which codifies a life?</text:p>
      <text:p text:style-name="Text_20_body"><text:span text:style-name="T93">Biopolitics</text:span><text:span text:style-name="T94"> </text:span><text:span text:style-name="T95">is</text:span><text:span text:style-name="T96"> </text:span><text:span text:style-name="T97">the</text:span><text:span text:style-name="T98"> </text:span><text:span text:style-name="T99">insurmountable</text:span><text:span text:style-name="T100"> </text:span><text:span text:style-name="T101">horizon</text:span><text:span text:style-name="T102"> </text:span><text:span text:style-name="T103">of</text:span><text:span text:style-name="T104"> </text:span><text:span text:style-name="T105">our</text:span><text:span text:style-name="T106"> </text:span><text:span text:style-name="T107">time</text:span></text:p>
      <text:p text:style-name="P1">Muita coisa não posse te contar.</text:p>
      <text:p text:style-name="P1">Não vou ser autobiográfica.</text:p>
      <text:p text:style-name="P1">Quero ser ‘bio’.</text:p>
      <text:p text:style-name="P1">Escrevo ao correr das palavras</text:p>
      <text:p text:style-name="P1">Clarice Lispector - <text:span text:style-name="T108">Água</text:span><text:span text:style-name="T109"> </text:span><text:span text:style-name="T110">viva</text:span> (1973)</text:p>
      <text:p text:style-name="First_20_paragraph">Biopolitics is a heterogeneous research field, it has diffuse limits and is in constant expansion. Biopolitics involves a broad set of studies and research lines that would be hard to put together on a single perspective. In an intuitive sense, the term seems to shed light to an imprecise constellation that circuits around the concept pair formed by <text:span text:style-name="T111">bíos</text:span> (the nourishing life according to Aristotle, the body, or the living) and politics (power, government, institutions, laws, conflicts). According to the word's meaning, biopolitics refers to the politics that occupies itself with and takes care of life (in greek <text:span text:style-name="T112">bíos</text:span><text:span text:style-name="T113"> </text:span><text:span text:style-name="T114">politikós</text:span>) but upon the distinction between <text:span text:style-name="T115">bíos</text:span> and <text:span text:style-name="T116">zoé</text:span>, biopolitics refers to men's qualified life (<text:span text:style-name="T117">bíos</text:span>). <text:note text:id="ftn0" text:note-class="footnote"><text:note-citation>1</text:note-citation><text:note-body><text:p text:style-name="Footnote">The term biopolitics moves away, from the idea of <text:span text:style-name="T118">zoo-politics</text:span>, which refers to the politics that takes into consideration <text:span text:style-name="T119">zoé</text:span>, the undifferentiated totality of the living, animals, humans, and non-humans. The prevalence of the term <text:span text:style-name="T120">bíos</text:span> over <text:span text:style-name="T121">zoé</text:span> is due to the appearance, at the beginning of the XIXth Century of the term "biology". The prevalence of <text:span text:style-name="T122">bíos</text:span> is precisely due to Jean-Baptiste Lamarck's (1744-1829) project of a science of living bodies, of the living as living, as Edgardo Castro (2011:19) points out. Fabián Ludueña Romandini (2010) currently reappropriates the idea of <text:span text:style-name="T123">zoo-politics</text:span>, as a way of connecting life and politics without relying on the exclusion of <text:span text:style-name="T124">zoé</text:span>, but rather by its politicization.</text:p></text:note-body></text:note></text:p>
      <text:p text:style-name="Text_20_body">Biopolitics, as a term, has been considered an <text:span text:style-name="T125">oxymoron</text:span> (a fusion of two concepts that contradict each other, because politics in a classical sense goes beyond the mere creature and the bodily); or even a simple <text:span text:style-name="T126">tautology</text:span> -Isn’t politics always a matter that delves around life?- (Lemke, 2017:13). The term biopolitics implies a constitutive instability that reflects the terms vitality and the “peculiar semantic mobility” that is proper to it (Bazzicalupo, 2017:41). Hence its oscillation, which goes through a hesitation between the two terms that compound the category: What should we understand as <text:span text:style-name="T127">bíos</text:span>? Would it be possible to elaborate on an exclusive hypothesis between life and politics?</text:p>
      <text:p text:style-name="Text_20_body">All the prior drives to a fold, according to Espósito (2006), between two tonalities and categories: on one side, life as a matter of politics or life as politics objects, the capability to make live or life translatable as politics (a politics that is exerted exteriorly <text:span text:style-name="T128">upon</text:span><text:span text:style-name="T129"> </text:span><text:span text:style-name="T130">life</text:span>); and on another side, the political side of <text:span text:style-name="T131">bíos</text:span>, the interior of politics, a matter of life, life as a politics matter (a politics that is immanent <text:span text:style-name="T132">in</text:span><text:span text:style-name="T133"> </text:span><text:span text:style-name="T134">life</text:span>). If we attend to the Greek lexicon, especially attending to the Aristotelic (Agamben, 2010:9-23), biopolitics remits to a <text:span text:style-name="T135">zoé</text:span> dimension: life in its simple biological maintenance, with no qualification, stripped from any formal attributes (perhaps we should then refer to this as a <text:span text:style-name="T136">zoopolitics</text:span>?). In its semantic content, the term highlights the connexion between the meaning of <text:span text:style-name="T137">what</text:span><text:span text:style-name="T138"> </text:span><text:span text:style-name="T139">is</text:span><text:span text:style-name="T140"> </text:span><text:span text:style-name="T141">alive</text:span> and especially of <text:span text:style-name="T142">what</text:span><text:span text:style-name="T143"> </text:span><text:span text:style-name="T144">is</text:span><text:span text:style-name="T145"> </text:span><text:span text:style-name="T146">human</text:span>. In this sense, a biopolitical line of thought can then allow opening a vast field of problems and questions: What consequences does this encounter have, the conceptual syntagma or the reciprocal interpellation between life and power? What is the nature of this relationship? Are they external dimensions? Or do they reveal an intrinsical imbrication, of native knotting? (Giorgi &amp; Rodríguez, 2007:32) In this sense, we want to highlight the set of oppositions and epistemological demarcations that seem to function as conditions of possibility of the fixation of a sense to the idea of biopolitics: the difference between life (as an exceptionally humane matter) and no life (animal, mechanical, vegetal, spectral), the limit between life and death (which in Foucault are interplayed amongst the <text:span text:style-name="T147">making</text:span><text:span text:style-name="T148"> </text:span><text:span text:style-name="T149">die</text:span> and the reverse, <text:span text:style-name="T150">making</text:span><text:span text:style-name="T151"> </text:span><text:span text:style-name="T152">live</text:span>), the living entities against the non-living (Haraway, 2016) and the purely biological life compared to a way of life, a formed life or a qualified one (Biset, 2016).</text:p>
      <text:p text:style-name="Text_20_body">Over the broad routes paved around biopolitics, there is a focus that places to the center of the constitutively political dimension of life (at the individual, and population levels) and the managerial ways of that life, the making live and its counterpart, the letting die. These distinctions are the axis of the canonic theorizations by Michel Foucault, along with the Italian reading by Giorgio Agamben, Antonio Negri, and Roberto Esposito; up to the considerations by Nikolas Rose, Peter Miller, and Paul Rabinow. In the discussions that delve around the precarious condition, with Judith Butler at the center but also with Richard Gilman-Opalsy, Guillaume Le Blanc, Guy Standing, Athena Athanasiou, Lauren Berlant, Isabell Lorey, and including the Spaniard Remedios Zafra, the emphasis is placed on the type of exposed corporeal life and dependant upon others, defined mainly by its physical vulnerability and its potential of being damaged, and its existentially finite and contingent condition. But specific paths undertaken by the cultural critique in the past decades bring to surface an epochal dimension, not only a political logic, or a governmental rationality (what Foucault described as the neo-liberal governmentality), a corporeal life signaled by the mutual exposition and vulnerability, or the processes of dispossession and expropriation that damages such condition (Athanasiou &amp; Butler, 2013); but rather a precarious life, a <text:span text:style-name="T153">bíos</text:span>-precarious which opens a politicization threshold and which can be, at the same time, a field of experimentations across several levels: conceptual, formal, aesthetic, and political.</text:p>
      <text:p text:style-name="Text_20_body">From this angle, there seems to be a point that would be useful to clarify in advance: Why <text:span text:style-name="T154">bíos</text:span>, and not <text:span text:style-name="T155">nuda</text:span><text:span text:style-name="T156"> </text:span><text:span text:style-name="T157">vita</text:span> or <text:span text:style-name="T158">zoé</text:span>? Why <text:span text:style-name="T159">bíos</text:span>, and why not a way-of-life? We can locate <text:span text:style-name="T160">bíos</text:span>-precarious at this intersection, in between of Roberto Esposito and Judith Butler and separated from the thinking of Giorgio Agamben (2010), who identifies in biopolitics -and the sovereign regime- a field of incisions and partitioning practices between the recognizable lives and the lives to abandon, or the conversion of the <text:span text:style-name="T161">bíos</text:span> (a specific and qualified way of life) into <text:span text:style-name="T162">zoé</text:span> (the stripped life). According to Agamben, the governmental occidental machine is the one that articulates a theological-political paradigm, a theological-economic one, and the third one of glory and spectacle, and which operates as an exception state; that is, as a State that includes upon itself the anomic element that establishes it and whose mission is to capture and produce the stripped life, the <text:span text:style-name="T163">nuda</text:span><text:span text:style-name="T164"> </text:span><text:span text:style-name="T165">vita</text:span>. Biopolitics, in Agamben's path, is characterized by producing the supposition of mere life, and in pretending so, in the way of a vicious cycle, produces it (Moyano, 2019: 294). But biopolitics is also characterized in the conceptual development of his thought, in a wager in favor of minor biopolitics (Agamben, 2003) which directs attention to a life that is inseparable from its forms, or a life that cannot be isolated as a stripped life. In other terms, every life is already a way-of-life that is about, primarily, individual ways, living acts, and processes that are life and imagination possibilities, of common potencies (<text:span text:style-name="T166">General</text:span><text:span text:style-name="T167"> </text:span><text:span text:style-name="T168">Intellect</text:span>).</text:p>
      <text:p text:style-name="Text_20_body"><text:span text:style-name="T169">Bíos</text:span>-precarious is a syntagma that appears away from Agamben's proposal. <text:span text:style-name="T170">Bíos</text:span>-precarious can superimpose and juxtapose at the same time Esposito's affirmative biopolitics and impersonal philosophy; with Butler's bodily social ontology. In Esposito's (2005; 2006; 2007; 2009a; 2009b) line of work <text:span text:style-name="T171">bíos</text:span> names the singularity of life processes that are recognized at the interior of the immunization mechanism (<text:span text:style-name="T172">katékhon,</text:span><text:span text:style-name="T173"> </text:span><text:span text:style-name="T174">phármakon</text:span> figure), which operates dialectically by increment, protection, and development of life and reaching an aporetic point, it impedes any further development, or destruction and annihilation. At the heart of the immunity functioning, which as we know is included as the third term in between of the sovereign and bipolitics, Esposito identifies a line of flight to the theological-juridical-biomedic capture of the deploying immunity, now not <text:span text:style-name="T175">upon</text:span> life, but rather upon life's immanent normativity. <text:span text:style-name="T176">Bíos</text:span> signals something else: it is not the negation or privation of what is shared in common (the <text:span text:style-name="T177">proprium</text:span>), nor is it the mechanics of enclosing the body over itself and inside itself. <text:span text:style-name="T178">Bíos</text:span> rather signals a projectual horizon of the subject outside of himself, a shared reciprocal relationship that exposes the subject to contact and even to contagion with the other, or with the <text:span text:style-name="T179">sôma</text:span>, which is the constitutive part of <text:span text:style-name="T180">the</text:span><text:span text:style-name="T181"> </text:span><text:span text:style-name="T182">flesh</text:span><text:span text:style-name="T183"> </text:span><text:span text:style-name="T184">of</text:span><text:span text:style-name="T185"> </text:span><text:span text:style-name="T186">the</text:span><text:span text:style-name="T187"> </text:span><text:span text:style-name="T188">world</text:span>. A vital and compositive potential, which is a capability of modifying ourselves, <text:span text:style-name="T189">bíos</text:span> is a transplant, prosthetic incorporation, and graft because it shatters the frontiers of personal property, the dimensions of what is inside and outside, natural and artificial.</text:p>
      <text:p text:style-name="Text_20_body"><text:span text:style-name="T190">Bíos</text:span> has yet another defining characteristic, and that is by contrast to the norm that makes incisions into life. Esposito's remark is the following: at the opposing reverse of life's normativization, <text:span text:style-name="T191">bíos</text:span> inflects as an attempt of vitalizing the norm, or as pure vital facticity in its absolute singularity. It is all about a living being that is always beyond its self, going over the individual sphere, its pre-established forms and figures, in variation and mobilization of bodies. <text:span text:style-name="T192">Bíos</text:span> is any form of existence that has equal legitimacy to live in a complex relationship with the surroundings, and in a framework of relations in which it is necessarily inserted in. Such is the situation in which <text:span text:style-name="T193">bíos</text:span> moves upon, as a living being that depends on connexions and encounters with other intensities that, as an immanent rule of life, is a result of a process of successive individuations and reproduction, but as a process of de-individualization or of de-subjectivation as well, because nobody remains for a long time in the same state, self-identical. As is noticeable to this point, Esposito follows the Deleuzean and Spinozist legacy, which configures a line of thought about the virtual in relationship to a life that permanently oscillates between the actual and the virtual, which exceeds any possible actualization and precisely because of that, becomes along with others, producing relationships, affirming its singular style and rhythm.</text:p>
      <text:p text:style-name="Text_20_body">Esposito identifies, in a farther meaning, at the interior of the person's device mechanism an area that overflows and surpasses its mechanism. The person, as a category, functions as a biopolitical dominance operator, because it exposes living hierarchies, unequal distributions and corporeal reifications. The «theological-political machine» captures from the person a duplicity threshold in between of the person (as juridical-artificially abled) and the production of its negative opposite, the thing (a biological element with no value, part beast and animal, inert matter or utterly non-human). This structural unfolding element, or even of excluding assimilation, settles over a logic that seems to articulate unity and division, in two asymmetric parts, the spheres of <text:span text:style-name="T194">bíos</text:span> and <text:span text:style-name="T195">zoé</text:span> (the one submitted to the other). The person, as a concept, also entails a tanato-politics derive, which functioning consists of leaving or violently dismissing all of that which is not considered a person in the human being; and as a consequence of this, it can be destined to die. It is precisely there where the Italian thinker locates an impersonal <text:span text:style-name="T196">bíos</text:span> as a field of responses, in the alteration and contamination of its prevalent meaning, which gives potency to the opening to other life possibilities. In between of the extreme positions of the person and the thing, between human and natural; one of the genealogical analysis's focus is located in the emptying of the humanist overtone, in a long-standing tradition that defines men as distant and different from the animal genre, or in contraposition to an area of beastly humanity. The upsetting order on what is human and animal allows to open up to change and metamorphosis, multiplicity or plurality, all of which can begin to take into account the infinite difference between each singular life and at the same time that which is the pre-individual and post-individual in each one of living beings. The immanent potency of the <text:span text:style-name="T197">impersonal</text:span><text:span text:style-name="T198"> </text:span><text:span text:style-name="T199">bíos</text:span>, that is recognizable in Maurice Blanchot's neutral (<text:span text:style-name="T200">ne-uter</text:span>) and in E. Benveniste's appraisal of the sphere of the (oneself) possessive «se», which constitutes an interrogation plane about the forms, bodies and their orientation models, and is associated with a mobile margin of vicinity and interchange amongst livings.</text:p>
      <text:p text:style-name="Text_20_body"><text:span text:style-name="T201">Precariousness</text:span><text:span text:style-name="T202"> </text:span><text:span text:style-name="T203">is</text:span><text:span text:style-name="T204"> </text:span><text:span text:style-name="T205">the</text:span><text:span text:style-name="T206"> </text:span><text:span text:style-name="T207">insurmountable</text:span><text:span text:style-name="T208"> </text:span><text:span text:style-name="T209">horizon</text:span><text:span text:style-name="T210"> </text:span><text:span text:style-name="T211">of</text:span><text:span text:style-name="T212"> </text:span><text:span text:style-name="T213">our</text:span><text:span text:style-name="T214"> </text:span><text:span text:style-name="T215">time</text:span></text:p>
      <text:p text:style-name="Text_20_body">Judith Butler (2006; 2010; 2011; 2017), on her account, names as precarious a social ontology of bodies that proposes as an alternative epistemology to the liberal and neo-liberal matrix of the proprietary subject. Life's precarity, in this vein, opposes the discrete and walled ontology of possessive individualism. Life's precarity, the vulnerable condition of being-with, leads us to ask about the ways in which our societies and our structural dependency to social recognition norms build up what we define as life; and precisely because of that, the social and economic conditions so that it all remains as such.</text:p>
      <text:p text:style-name="Text_20_body">Butler opposes the neo-liberal ratio that underlies in possessive individualism's ontology, and identifies the second level of juxtaposed and convergent processes of precarization: on the one side, <text:span text:style-name="T216">precariousness</text:span> and <text:span text:style-name="T217">dispossession</text:span> name a bodily ontological-existential condition, a constitutive openness that always being out of the self, the fact of being made of bonds and relationship to each other. This condition implies a precise recognition of the <text:span text:style-name="T218">relational</text:span><text:span text:style-name="T219"> </text:span><text:span text:style-name="T220">characteristic</text:span><text:span text:style-name="T221"> </text:span><text:span text:style-name="T222">of</text:span><text:span text:style-name="T223"> </text:span><text:span text:style-name="T224">our</text:span><text:span text:style-name="T225"> </text:span><text:span text:style-name="T226">existence</text:span> with people and with a surrounding as well as with norms and normative framing: every existence is inserted in a framework of power relations, and there is no life that is capable of exceeding the normative framework, but rather reiterations-iterations that are internal to it, slippages or normative re-significations <text:span text:style-name="T227">in</text:span><text:span text:style-name="T228"> </text:span><text:span text:style-name="T229">situ</text:span>.</text:p>
      <text:p text:style-name="Text_20_body">Our existence, according to Butler, has a relational character, which aims towards the linkage with interdependent (social, economic, biological, ecological) nets, and allows all together survival, protection; as well as violence, physical disappearance, femicide and aggression. Likewise, the point of departure of this constitutive relatedness in linking networks assumes that all human life is basically bodily and because it assumes death, finitude, physical and physiological needs, its condition is to be a constitutively vulnerable being, exposed to contact with others. But on another hand, in convergence and juxtaposition, this shared condition of being precarious is what makes us different: some bodies are more exposed and protected than others. The situation is such that what irremediably happens is that precarity is assigned differentially, or becoming disposed appears as privative form, a category that exposes the maximization of precisely the vulnerability that constitutes who we are (a fragile but necessary dimension of our interdependence) but which is left to differential distributions, which is to say: this means specific historical forms that deal with social and economic relationships, about the presence or absence of infra-structures and institutions that organize the protection of bodily needs.</text:p>
      <text:p text:style-name="Text_20_body"><text:span text:style-name="T230">Blind</text:span><text:span text:style-name="T231"> </text:span><text:span text:style-name="T232">areas</text:span><text:span text:style-name="T233"> </text:span><text:span text:style-name="T234">and</text:span><text:span text:style-name="T235"> </text:span><text:span text:style-name="T236">common</text:span><text:span text:style-name="T237"> </text:span><text:span text:style-name="T238">problems</text:span></text:p>
      <text:p text:style-name="Text_20_body"><text:span text:style-name="T239">Bíos</text:span>-precarious. The issue, then, comes back again. We need to argue about why we use this conceptual formula. Why <text:span text:style-name="T240">bíos</text:span>-precarious? Both terms are in mutual tension to point out something that cannot be named in any other way. What we can find at the point of convergence is where we find the double valency of the syntagma: On the one side, <text:span text:style-name="T241">the</text:span><text:span text:style-name="T242"> </text:span><text:span text:style-name="T243">question</text:span><text:span text:style-name="T244"> </text:span><text:span text:style-name="T245">about</text:span><text:span text:style-name="T246"> </text:span><text:span text:style-name="T247">the</text:span><text:span text:style-name="T248"> </text:span><text:span text:style-name="T249">living</text:span><text:span text:style-name="T250"> </text:span><text:span text:style-name="T251">(bíos)</text:span> which is at the core of the biopolitical thought, and which Esposito addresses into the terms of a type of impersonal-neutral-anonymous life that goes outside of the person's silhouette, out of the auto-immune body's shape, and out of the object-thing regime. But Butler points out: the question regarding the living lives in the inside of the mechanism, or at the interior of the normative framework as in inner displacement. Under the same current of meaning, the question regarding the living points towards the possibility conditions (social, economic, political) so that life can continue going on as-is: This is the line of inquiry that Butler reclaims about our structural dependency to social recognition norms, and how our societies formulate definitions about what life is. And it precisely under these definitions where <text:span text:style-name="T252">the</text:span><text:span text:style-name="T253"> </text:span><text:span text:style-name="T254">possibility</text:span><text:span text:style-name="T255"> </text:span><text:span text:style-name="T256">conditions</text:span><text:span text:style-name="T257"> </text:span><text:span text:style-name="T258">so</text:span><text:span text:style-name="T259"> </text:span><text:span text:style-name="T260">that</text:span><text:span text:style-name="T261"> </text:span><text:span text:style-name="T262">life</text:span><text:span text:style-name="T263"> </text:span><text:span text:style-name="T264">con</text:span><text:span text:style-name="T265"> </text:span><text:span text:style-name="T266">be</text:span><text:span text:style-name="T267"> </text:span><text:span text:style-name="T268">livable</text:span> and sustainable appear. What is life? And which are the normative, social, economic, eco-political conditions that make it sustainable and livable? From this angle, the question about the living and its possibility conditions overlap, because they aim to the same transversal axis, along with precariousness.</text:p>
      <text:p text:style-name="Text_20_body">On another hand, against an underground legacy that Esposito identifies with the Roman-Christian tradition, and which Butler refers to as a liberal heritage, in both paths, we find an unquestioned assumption that cuts across and continuously seals off an understanding about what it means to “be-with”, or what are the interdependence relationships with others. That is, all of this constitutes the theological-political person's device, the theological-biomedical immunity's semantic, and the late liberal matrix of possessive individualism. From this perspective, both Butler and Esposito propose relational ontologies for the ex-tactical subject, as for the being-with, but at different levels. In Esposito, the subject's projection outside of the self supposes a type of reciprocal relationship that exposes the subject beyond the frontiers of personal property, and even to the other's contagion, or to the <text:span text:style-name="T269">sôma</text:span>, which is a constitutive part of <text:span text:style-name="T270">the</text:span><text:span text:style-name="T271"> </text:span><text:span text:style-name="T272">world's</text:span><text:span text:style-name="T273"> </text:span><text:span text:style-name="T274">flesh</text:span>. In Butler, we can find an exposition that defines interdependence with others and in terms of social norms that constitute us. The common precariousness is an ontological condition that assumes life's interdependence (to other living beings, but also norms and power relations) and the ecstatic character of vulnerable bodies.</text:p>
      <text:p text:style-name="Text_20_body">At this point appears an outline of a propositive aspect of <text:span text:style-name="T275">bíos</text:span>-precarious, which -at least from this angle-, seems to assign the ecstatic and open, cut across by exterior agents; in contrast to the way-of-life that refers mainly to the individual modes, the acts, and processes of living. Unlike Agamben, the being-with and the interdependence networks are not limited to the individual forms, and the acts of a life inseparable from its forms, but instead point out to an expansive process of precariousness, that inflects knowledge, experiences, and collective areas at heterogeneous levels.</text:p>
      <text:p text:style-name="Text_20_body"><text:span text:style-name="T276">Bíos</text:span>-precarious summons Esposito and Butler, it uses a toolbox that can use one line of inquiry that the other doesn't account for: a life's ontology (Esposito's impersonal <text:span text:style-name="T277">bíos</text:span> is defined over the life norm, departing from the exposition, vital opening and bodily contagion) that is configured as precarious (existentially vulnerable, ecstatic, and exposed to others) precisely due to an epochal diagnosis, the times of a new neo-liberal intensity (Butler, 2004 y 2010) and its corresponding process that normalizes precariousness (Lorey, 2016).<text:note text:id="ftn1" text:note-class="footnote"><text:note-citation>2</text:note-citation><text:note-body><text:p text:style-name="Footnote">Our proposal is unlike Janell Watson's (2012), who finds in Butler and Esposito a shared conceptual logic, maintaining a relationship “linked to the biopolitical limits of a liberal discourse” in the valencies of the pairs: bíos/immunitas and precarity/precariousness. We propose, and this is our position, to read a complementarity in a shared ontology that overflows the (neo)liberal framing, in which one conceptual toolbox is embedded with the other, but only after achieving a critical diagnosis and resistance to the present time.</text:p></text:note-body></text:note> And precisely because of that, we should notice that even if both Butler and Esposito identify an unquestioned common core, it is with Butler that this being-with (impersonal <text:span text:style-name="T278">bíos</text:span>) can then be called <text:span text:style-name="T279">bíos</text:span>-precarious. And as it goes with an interplay of inverted mirrors, it is with Esposito that we can call precarious life as an impersonal <text:span text:style-name="T280">bíos</text:span>, or even, understand such a precarious life in explicitly biopolitical terms.<text:note text:id="ftn2" text:note-class="footnote"><text:note-citation>3</text:note-citation><text:note-body><text:p text:style-name="Footnote">In Butler's work the explicit mentions to biopolitics are at least scarce. To take an example: the identification with the life sciences, vitalism, and State racism in <text:span text:style-name="T281">Frames</text:span><text:span text:style-name="T282"> </text:span><text:span text:style-name="T283">of</text:span><text:span text:style-name="T284"> </text:span><text:span text:style-name="T285">War</text:span>. Butler herself recognizes her debt with this vast field of research (Soley-Beltran &amp; Preciado, 2007). But despite this, it is possible to trace a reading code or a biopolitical procedure in her interest in thinking the adjustment, life's limits and even the question about the social and economic conditions that sustain life. Eduardo Mattio's work (2017) “Governmentality and resistant agency. Biopolitical considerations in Judith Butler's recent work” turns out to be a key piece in this line of inquiry.</text:p></text:note-body></text:note> <text:span text:style-name="T286">Bíos</text:span>-precarious appears over the contrasts of affirmative biopolitics and a bodily social ontology that is drafted over linkage of contact and contagion (a <text:span text:style-name="T287">unicum</text:span>) between <text:span text:style-name="T288">bíos</text:span> and <text:span text:style-name="T289">zoé</text:span>, form and force, modality and substance, the dispossessed-precarious life but in terms of gifting relationships and interdependence with human livings; and not humans, norms, and normative framing.</text:p>
      <text:p text:style-name="Text_20_body">In this way, considering the articulation between both tool-boxes, it is crucial to notice which legacies and traditions does each prioritize. In general terms, Butler attends to Derrida and Foucault; and Esposito builds up through Deleuze. Just in the way that Esposito points out, <text:span text:style-name="T290">bíos</text:span> is a line of flight from the person's dispositive, as is of the theological-biomedical semantic on immunity. In Butler, it is a ontological condition with regards to interdependence with norms and other lives: in such a way, no life exceeds this normative frame but there are rather internal displacements. And this is just one side that does not acquire enough relevance in Esposito's affirmative biopolitics: every life is saturated, in a greater or lesser extent, by power. The excess of life, the capability for variation and empowerment does not presuppose as much of a life's overflow in contrast to a norm that tries to break through it, or even a norm that tends to subdue life's innovative potency; but instead, the assumption is that, in Butler's Derridean interpretation, the displacements and subversive re-significations happen at the inside of the norm. It is then, in its intrinsically iterative nature where the deviances and excesses undergo. Life is from the beginning inserted in mechanisms: of immunity, normativization and personifing, and in their own reiterative reproduction they reach a shape towards a displacement towards vital facticity, or that enables the norm's subversive vitalization.</text:p>
      <text:p text:style-name="Text_20_body"><text:span text:style-name="T291">A</text:span><text:span text:style-name="T292"> </text:span><text:span text:style-name="T293">seismograph</text:span><text:span text:style-name="T294"> </text:span><text:span text:style-name="T295">of</text:span><text:span text:style-name="T296"> </text:span><text:span text:style-name="T297">the</text:span><text:span text:style-name="T298"> </text:span><text:span text:style-name="T299">present</text:span><text:span text:style-name="T300"> </text:span><text:span text:style-name="T301">time</text:span></text:p>
      <text:p text:style-name="Text_20_body">This conceptual assembling and connexion space allows us to notice the triangulation in which <text:span text:style-name="T302">bíos</text:span>-precarious is configured, coming out of the toolboxes provided by Esposito, Butler, and the dimensions that are not present in them. In other terms, three great vectors compose the <text:span text:style-name="T303">bíos</text:span>-precarious: Esposito's affirmative biopolitics, Butler's corporeal ontology, and a glimpse at an epochal dimension, all of which together, settle the conditions to think precariousness as ontology.</text:p>
      <text:p text:style-name="Text_20_body">The syntagma <text:span text:style-name="T304">bíos</text:span>-precarious operates like a coagulator for imaginaries, figurations, languages, and images, as a cultural mechanism to condense meanings, but also as a conceptual and systematic tool with which it is possible to trace a seismograph of the present time. We are referring here to the analytical treatment with the works and cultural material that think about the present, the responsive and reformulating ways that culture brings forward (De Mauro Rucovsky, 2018; 2019). The matter is about what that present is: What is this present about in which we all, in one way or another, belong? What does it exactly mean when we talk about the present time, «today», now? What is the difference that today brings in comparison to yesterday? What characterizes it in its analytical description and diagnostic test, but in its contradictions as well as confrontations?</text:p>
      <text:p text:style-name="Text_20_body">It is about a relationship with the present time that, in the wake of a Foucaultian reading on Kant (1983-1984), means a shift in the way we look at ourselves. One question points out to the other: What is my actuality? And what impact does it have that I speak with it? What is the current range of our experiences? And what is the current range of possible experiences? The attitude and will to assign to oneself the own present time as a duty, is what Michel Foucault calls <text:span text:style-name="T305">current</text:span><text:span text:style-name="T306"> </text:span><text:span text:style-name="T307">ontology</text:span>, following the illuminist inspiration of Kant's texts. This expression labels a way of relating ontologically with and against the current time, a duty and a type of analytical attitude (an <text:span text:style-name="T308">ethos</text:span>, or continual critique) of the singular time, upon that historical way of being in which writing happens and the reason to do so. It is about a reflexive relationship with the present time, that aims not only to the vertiginous movement of what happens (a transitory time, of the fugitive and contingent) nor to the tight forces that cross it through; but mainly instead it refers to the permanent critique of one's own story, about the choice about what we are, and which in its latent potency can reveal and liberate that which we could be. In this sense, <text:span text:style-name="T309">bíos</text:span>-precarious emerges in the reading operations with cultural materials that demarcate a present time defined greatly by neo-liberalism, by the fall of the modernization and progress' dreams, indeterminacy and fluctuation, the lack of guarantees, or projections, and the deflection of teleological temporalities.</text:p>
      <text:p text:style-name="Text_20_body">Our time is when precariousness becomes perceptible, and we make sense among precarity: Anna Tsing (2015: 20) writes that “<text:span text:style-name="T310">our</text:span><text:span text:style-name="T311"> </text:span><text:span text:style-name="T312">time</text:span><text:span text:style-name="T313"> </text:span><text:span text:style-name="T314">is</text:span><text:span text:style-name="T315"> </text:span><text:span text:style-name="T316">ripe</text:span><text:span text:style-name="T317"> </text:span><text:span text:style-name="T318">for</text:span><text:span text:style-name="T319"> </text:span><text:span text:style-name="T320">sensing</text:span><text:span text:style-name="T321"> </text:span><text:span text:style-name="T322">precarity</text:span>”. Or in other terms, precariousness is not the exception among how things work in a well-balanced world but rather the <text:span text:style-name="T323">ontological</text:span><text:span text:style-name="T324"> </text:span><text:span text:style-name="T325">condition</text:span><text:span text:style-name="T326"> </text:span><text:span text:style-name="T327">of</text:span><text:span text:style-name="T328"> </text:span><text:span text:style-name="T329">our</text:span><text:span text:style-name="T330"> </text:span><text:span text:style-name="T331">time</text:span> (Anna Tsing, 2015:20). There is a part of this epochal sense in <text:span text:style-name="T332">bíos</text:span>-precarious as a category: this is what grounds the conditions to think about <text:span text:style-name="T333">precariousness</text:span><text:span text:style-name="T334"> </text:span><text:span text:style-name="T335">as</text:span><text:span text:style-name="T336"> </text:span><text:span text:style-name="T337">an</text:span><text:span text:style-name="T338"> </text:span><text:span text:style-name="T339">ontology</text:span><text:span text:style-name="T340"> </text:span><text:span text:style-name="T341">of</text:span><text:span text:style-name="T342"> </text:span><text:span text:style-name="T343">the</text:span><text:span text:style-name="T344"> </text:span><text:span text:style-name="T345">current</text:span><text:span text:style-name="T346"> </text:span><text:span text:style-name="T347">time</text:span>. Indeed, this is what happens when critically analyzing cultural materials (De Mauro Rucovsky, 2018; 2019) or as exposed above in the first two scenes (referring to the Health Secretary and the emotional salary): there is an opening up to a field of formal experimentations, but also to alternative epistemologies when apprehending the present as such, in its struggle fields and tension lines, in how it is possible to transform, transgress and imagine potentialities. Culture and aesthetics have, then, a capability to condense and capture. And that capability is measured here around the meanings of what this formula entails: <text:span text:style-name="T348">bíos</text:span>-precarious, a ground in which precarious life becomes a disputed threshold, where ways of agency spawn around politization and critical essay.</text:p>
      <text:p text:style-name="Text_20_body">An expansive field of formal experimentations opens up through <text:span text:style-name="T349">bíos</text:span>-precarious: about what it means to “make live” and its counterpart, the ways of managing the “to make die”, how to understand a life and how to make it recognizable, what are the conditions under which a life can be sustainable (<text:span text:style-name="T350">livability</text:span>), how to make life or a life livable, <text:note text:id="ftn3" text:note-class="footnote"><text:note-citation>4</text:note-citation><text:note-body><text:p text:style-name="Footnote">The oscillation between <text:span text:style-name="T351">a</text:span> life and <text:span text:style-name="T352">life</text:span> («life as such») marks a cleavage point in Butler's biopolitical interpretation. Beyond the explicit references that the author uses, the matter is not so much about the life's ontological specificity that Butler (in <text:span text:style-name="T353">Frames</text:span><text:span text:style-name="T354"> </text:span><text:span text:style-name="T355">of</text:span><text:span text:style-name="T356"> </text:span><text:span text:style-name="T357">War</text:span>, for instance) identifies with the question about animal's <text:span text:style-name="T358">bíos</text:span> compared with humans (animal rights), or the living being compared to what is not (a fetus, an embryo, or interruption rights); but rather about the category's instability and mobility. In this sense, the question about <text:span text:style-name="T359">a</text:span><text:span text:style-name="T360"> </text:span><text:span text:style-name="T361">life</text:span>, about the conditions under which a life can be livable and worthy of being cried for, its capability for being recognized as precarious goes hand in hand with a relational and modal understanding of life. That is a wager towards affirmative biopolitics, an impersonal and neutral life norm, a life in its singularity and difference.</text:p></text:note-body></text:note> what are the (human and non-human) networks to which lives are given, and where they are sustained, what pre-individual and impersonal living forces have place, and what is the variation and excess potencies that inhabit life, or which are the thresholds: unthought of, irrepresentable, and of what is possible from corporeal vulnerability.</text:p>
      <text:p text:style-name="Text_20_body">The <text:span text:style-name="T362">bíos</text:span>-precarious matter and its place in culture implies a rethinking of how culture, philosophy, and cultural critique -but also the knowledge that is produced immanently with aesthetic materials-, “thinks about and responds to a historical horizon defined greatly by biopolitics” (Giorgi, 2014:17) and precarity (Butler, 2004; Standing, 2011; Lorey, 2012). And to tackle such figure, tautological by definition -life is from the start: precarious, finite, contingent and vulnerable-, we will consider the inquiry about the matter of <text:span text:style-name="T363">bíos</text:span> and precariousness that acquired increasing relevance in philosophical and cultural critique. But there is also trouble in the lexicon itself, the conceptual syntagma <text:span text:style-name="T364">bíos</text:span>-precarious in the horizons of biopolitics and precarity: what are the possible conditions for the precarized livings? What is this transversal condition that illuminates the living's general dimensions and that we call <text:span text:style-name="T365">bíos</text:span>-precarious? In which way are these two ideas related, these two critical diagnoses, and what is there relevance to think about the present, the time of what is present? Is there a mutual implication relationship? And to be more exact: what is the specificity about precariousness as a concept, compared to biopolitics' logic in a present time marked by the openly consolidating neo-liberal program?</text:p>
      <text:p text:style-name="Text_20_body">This is why it is convenient to ask if it is a sole concept working with two coordinated terms where both expressions may appear as synonyms, or if rather it has a different semantic value. And if this is the case, what does this difference consist of, and which is the strategic sense of its conjunction. Rather than redundancy, <text:span text:style-name="T366">bíos</text:span>-precarious situates itself in a triangulation that unites and relates both analytical apparatus, Butler and Esposito, but also into a knowledge that is produced from different critical analysis, aesthetic and cultural materials. We are referring to a toolbox that is built over the immanent complementarity of their conceptual practices, but <text:span text:style-name="T367">bíos</text:span>-precarious is also the path to think about a shared blind spot, at certain aspects and levels, such as temporality and the epochal matter, the moody and affective regime (De Mauro Rucovsky, 2019a; 2019b), the non-human and the contamination and devastation eco-systemic contexts (De Mauro Rucovsky, 2018a; 2018b), the working with aesthetic materials, and the formal operations that are not considered enough, but also regarding work, poverty, and class indicators (De Mauro Rucovsky, 2016).</text:p>
      <text:p text:style-name="Text_20_body">Finally, the conceptual tie in <text:span text:style-name="T368">bíos</text:span>-precarious inhabits in a generalized estranging state that seems to function as a privileged area for inquiries in culture. Effectively: what do literature and culture know about new ways of subjectivation and ways of life for which work and poverty as places where identities and projects stopped being a measure and substance of the social? (Laera &amp; Rodríguez, 2019:33). What culture and literature are declaring refers to the decomposition of the Fordist type of work universe and the associated cultural grammar related to poverty but whose contents do not attain symbolization. In this same sense, <text:span text:style-name="T369">bíos</text:span>-precarious has not been the other side of poverty and work, but rather that, departing from the neo-liberal inflection, precarity works as a sensor of the incipient displacement: work loses track as a social grammar because, precisely, to have a job does not place the person into a given social level anymore, rather having a job can be compatible with living in poverty. Here, the figure of the <text:span text:style-name="T370">working</text:span><text:span text:style-name="T371"> </text:span><text:span text:style-name="T372">poor</text:span> is the sign that brings new senses to the surface: it is different from the prevailing stability of the industrial proletarian (at salaries level, but also as a social classifier) and it refers to the “structural and organizational fragmentation of the formally employed class” (Pacheco, 2019:169), but it also points towards the adaptations: of expectation, and vital will in terms of a permanent rotation, the lack of foreseeable futures, or social progress narratives, and even more, pointing towards increasing volatility and labor instability (Standing, 2014:8).<text:note text:id="ftn4" text:note-class="footnote"><text:note-citation>5</text:note-citation><text:note-body><text:p text:style-name="Footnote">In the Fordist-industrial imagery work represents a figure characterized by stability and permanence, all of which allows the social promotion and which acts as a biopolitical reverse to poverty. As a pious vision upon the working class, work runs as the last rank of human dignity and citizenship, a mark for identity and social protection; and work appears as a possibility for redemption against poverty. Poverty (<text:span text:style-name="T373">paupertas</text:span>) is then a sign of dispossession and abandonment, a state of continual need and resignation -which Agamben (2013) identifies with Franciscanism- but at the same time places focus onto conducts, gestures, physiognomies and bodily features of the racialized otherness, the sub-human, the in-human, the beast-like and the zoological. Nonetheless, what happens in literature and contemporary art when work and poverty become unrecognizable because the ways in which reality and meaning are produced have been transformed under the neo-liberal landscape? Unlike the violence that inscribes poverty to radical distance, precarity illuminates physical proximity of the contagious and adjacent that begins to filter and permeate with new ways into the social landscape. In other words, if “the poor is always the other; the precarious is, in change, the messenger of new insecurity from which I am not, nor will I ever be, well enough protected” (Giorgi, 2019: 70). On this point, Gabriel Giorgi's work (2019) on Macabea, in Clarice Lispector is a crucial piece. Also, see mi previous inquiry in De Mauro Rucovsky (2016).</text:p></text:note-body></text:note></text:p>
      <text:p text:style-name="Text_20_body"><text:span text:style-name="T374">Bíos</text:span>-precarious is not even reducible, in this sense, to new subjectivities, to a new class or a social indicator such as the precariat (Standing, 2011), the cognitariat, or the povertariat as Pablo Semán (2017) suggests. Precariat, cognitariat or povertariat are categories around a political dispute, malleable conceptualizations and with imprecise borders, rather than sociological taxonomies, or demographic indexes. As precarious we could name a number of figures: online marketers, company's interns and freelance workers, itinerant salespeople and popular economy sellers, cognitive workers and in the cultural industry, the app delivery bike dealers and transport services (Rappi, Pedidos Ya, Globo, Uber, etc.), home workers in domestic care, laundry and cleaning services, housekeepers and babysitters, supermarket cashiers, carton gatherers, and recyclers, security guards, temporary and/or seasonal jobs in textile or industry assemblies. Ambivalent categories and with permeable edges, they point out to a problematic unresolved area with a long going conceptuality: who are those that fit, or who do the precariat, cognitariat, povertariat name? What novelty signs do they carry through, and what other things to they mobilize? What is their epistemological reach and ontological malleability?</text:p>
      <text:p text:style-name="Text_20_body"><text:span text:style-name="T375">Bibliography</text:span></text:p>
      <text:p text:style-name="Text_20_body">AAVV (2012) “Precarity Talk. A virtual Roundtable with Laurent Berlant, Judith Butler, Bojana Cvejić, Isabell Lorey, Jasbir Puar, and Ana Vujanović”. En <text:span text:style-name="T376">TDR:</text:span><text:span text:style-name="T377"> </text:span><text:span text:style-name="T378">The</text:span><text:span text:style-name="T379"> </text:span><text:span text:style-name="T380">Drama</text:span><text:span text:style-name="T381"> </text:span><text:span text:style-name="T382">Review</text:span>, Volume 56, Number 4, Winter 2012 (T216) pp. 163-177. Versión on line: <text:a xlink:type="simple" xlink:href="https://muse.jhu.edu/article/491900" office:name=""><text:span text:style-name="Definition"><text:span text:style-name="T383">https://muse.jhu.edu/article/491900</text:span></text:span></text:a> <text:a xlink:type="simple" xlink:href="https://muse.jhu.edu/journal/193" office:name=""><text:span text:style-name="Definition"><text:span text:style-name="T384">(consultado</text:span><text:span text:style-name="T385"> </text:span><text:span text:style-name="T386">1/6/18)</text:span></text:span></text:a></text:p>
      <text:p text:style-name="Text_20_body"><text:a xlink:type="simple" xlink:href="https://muse.jhu.edu/journal/193" office:name=""><text:span text:style-name="Definition"><text:span text:style-name="T387">Agamben,</text:span><text:span text:style-name="T388"> </text:span><text:span text:style-name="T389">Giorgio</text:span><text:span text:style-name="T390"> </text:span><text:span text:style-name="T391">(2017)</text:span></text:span></text:a><text:span text:style-name="T392"> </text:span><text:span text:style-name="T393">El</text:span><text:span text:style-name="T394"> </text:span><text:span text:style-name="T395">uso</text:span><text:span text:style-name="T396"> </text:span><text:span text:style-name="T397">de</text:span><text:span text:style-name="T398"> </text:span><text:span text:style-name="T399">los</text:span><text:span text:style-name="T400"> </text:span><text:span text:style-name="T401">cuerpos</text:span>. Buenos Aires: Adriana Hidalgo.</text:p>
      <text:p text:style-name="Text_20_body">Agamben, Giorgio (2013) <text:span text:style-name="T402">Altísima</text:span><text:span text:style-name="T403"> </text:span><text:span text:style-name="T404">pobreza.</text:span><text:span text:style-name="T405"> </text:span><text:span text:style-name="T406">Reglas</text:span><text:span text:style-name="T407"> </text:span><text:span text:style-name="T408">monásticas</text:span><text:span text:style-name="T409"> </text:span><text:span text:style-name="T410">y</text:span><text:span text:style-name="T411"> </text:span><text:span text:style-name="T412">formas</text:span><text:span text:style-name="T413"> </text:span><text:span text:style-name="T414">de</text:span><text:span text:style-name="T415"> </text:span><text:span text:style-name="T416">vida</text:span>. Bs.As.: Adriana Hidalgo.</text:p>
      <text:p text:style-name="Text_20_body">Agamben, Giorgio (2010) <text:span text:style-name="T417">Homo</text:span><text:span text:style-name="T418"> </text:span><text:span text:style-name="T419">sacer.</text:span><text:span text:style-name="T420"> </text:span><text:span text:style-name="T421">El</text:span><text:span text:style-name="T422"> </text:span><text:span text:style-name="T423">poder</text:span><text:span text:style-name="T424"> </text:span><text:span text:style-name="T425">soberano</text:span><text:span text:style-name="T426"> </text:span><text:span text:style-name="T427">y</text:span><text:span text:style-name="T428"> </text:span><text:span text:style-name="T429">la</text:span><text:span text:style-name="T430"> </text:span><text:span text:style-name="T431">nuda</text:span><text:span text:style-name="T432"> </text:span><text:span text:style-name="T433">vida</text:span>. Valencia: Pre-textos.</text:p>
      <text:p text:style-name="Text_20_body">Agamben, Giorgio (2006) <text:span text:style-name="T434">Lo</text:span><text:span text:style-name="T435"> </text:span><text:span text:style-name="T436">abierto</text:span><text:span text:style-name="T437"> </text:span><text:span text:style-name="T438">El</text:span><text:span text:style-name="T439"> </text:span><text:span text:style-name="T440">hombre</text:span><text:span text:style-name="T441"> </text:span><text:span text:style-name="T442">y</text:span><text:span text:style-name="T443"> </text:span><text:span text:style-name="T444">el</text:span><text:span text:style-name="T445"> </text:span><text:span text:style-name="T446">animal</text:span>. Buenos Aires: Adriana Hidalgo.</text:p>
      <text:p text:style-name="Text_20_body">Agamben, Giorgio (2003) “Biopolitica minore”. Entrevista por P.Perticari. Roma: Edizione Manifestolibri</text:p>
      <text:p text:style-name="Text_20_body">Athanasiou, Athena &amp; Butler, Judith (2013) <text:span text:style-name="T447">Dispossession</text:span><text:span text:style-name="T448"> </text:span><text:span text:style-name="T449">:</text:span><text:span text:style-name="T450"> </text:span><text:span text:style-name="T451">the</text:span><text:span text:style-name="T452"> </text:span><text:span text:style-name="T453">performative</text:span><text:span text:style-name="T454"> </text:span><text:span text:style-name="T455">in</text:span><text:span text:style-name="T456"> </text:span><text:span text:style-name="T457">the</text:span><text:span text:style-name="T458"> </text:span><text:span text:style-name="T459">political</text:span>. Cambridge: Polity Press.</text:p>
      <text:p text:style-name="Text_20_body">Bazzicalupo, Laura (2017) <text:span text:style-name="T460">Biopolítica.</text:span><text:span text:style-name="T461"> </text:span><text:span text:style-name="T462">Un</text:span><text:span text:style-name="T463"> </text:span><text:span text:style-name="T464">mapa</text:span><text:span text:style-name="T465"> </text:span><text:span text:style-name="T466">conceptual</text:span>. España: Melusina</text:p>
      <text:p text:style-name="Text_20_body">Biset, Emmanuel (2016) “Deconstrucción de la biopolítica”. En Pléyade Nº17 / enero-junio (2016) / online Issn 0719-3696 / iSSn 0718-655X / PP. 205-222 / 219</text:p>
      <text:p text:style-name="Text_20_body">Biset, Emmanuel (2017) “Biopolítica, Soberanía y deconstrucción”. En <text:span text:style-name="T467">Thémata</text:span>. Revista de Filosofía Nº 56, julio-diciembre (2017) pp.: 285-303. ISSN: 0212-8365</text:p>
      <text:p text:style-name="Text_20_body">Butler, Judith (2004). <text:span text:style-name="T468">Undoing</text:span><text:span text:style-name="T469"> </text:span><text:span text:style-name="T470">gender</text:span>. New York/London: Routledge. Versión castellana: <text:span text:style-name="T471">Deshacer</text:span><text:span text:style-name="T472"> </text:span><text:span text:style-name="T473">el</text:span><text:span text:style-name="T474"> </text:span><text:span text:style-name="T475">género</text:span>. Buenos Aires: Paidós, 2006.</text:p>
      <text:p text:style-name="Text_20_body">Butler, Judith (2004). <text:span text:style-name="T476">Precarious</text:span><text:span text:style-name="T477"> </text:span><text:span text:style-name="T478">life:</text:span><text:span text:style-name="T479"> </text:span><text:span text:style-name="T480">the</text:span><text:span text:style-name="T481"> </text:span><text:span text:style-name="T482">powers</text:span><text:span text:style-name="T483"> </text:span><text:span text:style-name="T484">of</text:span><text:span text:style-name="T485"> </text:span><text:span text:style-name="T486">mourning</text:span><text:span text:style-name="T487"> </text:span><text:span text:style-name="T488">and</text:span><text:span text:style-name="T489"> </text:span><text:span text:style-name="T490">violence</text:span>. London New York: Verso. Versión castellana: <text:span text:style-name="T491">Vidas</text:span><text:span text:style-name="T492"> </text:span><text:span text:style-name="T493">Precarias.</text:span><text:span text:style-name="T494"> </text:span><text:span text:style-name="T495">El</text:span><text:span text:style-name="T496"> </text:span><text:span text:style-name="T497">poder</text:span><text:span text:style-name="T498"> </text:span><text:span text:style-name="T499">del</text:span><text:span text:style-name="T500"> </text:span><text:span text:style-name="T501">duelo</text:span><text:span text:style-name="T502"> </text:span><text:span text:style-name="T503">y</text:span><text:span text:style-name="T504"> </text:span><text:span text:style-name="T505">la</text:span><text:span text:style-name="T506"> </text:span><text:span text:style-name="T507">violencia</text:span>. Buenos Aires: Paidós, 2006.</text:p>
      <text:p text:style-name="Text_20_body">Butler, Judith (2009). <text:span text:style-name="T508">Frames</text:span><text:span text:style-name="T509"> </text:span><text:span text:style-name="T510">of</text:span><text:span text:style-name="T511"> </text:span><text:span text:style-name="T512">war:</text:span><text:span text:style-name="T513"> </text:span><text:span text:style-name="T514">when</text:span><text:span text:style-name="T515"> </text:span><text:span text:style-name="T516">is</text:span><text:span text:style-name="T517"> </text:span><text:span text:style-name="T518">life</text:span><text:span text:style-name="T519"> </text:span><text:span text:style-name="T520">grievable?</text:span>. London New York: Verso. Versión castellana: <text:span text:style-name="T521">Marcos</text:span><text:span text:style-name="T522"> </text:span><text:span text:style-name="T523">de</text:span><text:span text:style-name="T524"> </text:span><text:span text:style-name="T525">guerra.</text:span><text:span text:style-name="T526"> </text:span><text:span text:style-name="T527">Las</text:span><text:span text:style-name="T528"> </text:span><text:span text:style-name="T529">vidas</text:span><text:span text:style-name="T530"> </text:span><text:span text:style-name="T531">lloradas</text:span>. Buenos Aires: Paidós, 2010.</text:p>
      <text:p text:style-name="Text_20_body">Butler, Judith (2011) “For and Against Precarity”. En <text:span text:style-name="T532">TIDAL:</text:span><text:span text:style-name="T533"> </text:span><text:span text:style-name="T534">Occupy</text:span><text:span text:style-name="T535"> </text:span><text:span text:style-name="T536">Theory</text:span> Vol 1. Versión on line disponible: <text:a xlink:type="simple" xlink:href="https://occupyduniya.files.wordpress.com/2011/12/tidal\_occupytheory.pdf" office:name=""><text:span text:style-name="Definition">https://occupyduniya.files.wordpress.com/2011/12/tidal\_occupytheory.pdf</text:span></text:a> (consultado 1/6/18)</text:p>
      <text:p text:style-name="Text_20_body">Butler, Judith; Athanasiou, Athena (2013). <text:span text:style-name="T537">Dispossession:</text:span><text:span text:style-name="T538"> </text:span><text:span text:style-name="T539">the</text:span><text:span text:style-name="T540"> </text:span><text:span text:style-name="T541">performative</text:span><text:span text:style-name="T542"> </text:span><text:span text:style-name="T543">in</text:span><text:span text:style-name="T544"> </text:span><text:span text:style-name="T545">the</text:span><text:span text:style-name="T546"> </text:span><text:span text:style-name="T547">political</text:span>. Cambridge, UK Malden, Massachusetts: Polity Press. Versión castellana: <text:span text:style-name="T548">Desposesión:</text:span><text:span text:style-name="T549"> </text:span><text:span text:style-name="T550">lo</text:span><text:span text:style-name="T551"> </text:span><text:span text:style-name="T552">performativo</text:span><text:span text:style-name="T553"> </text:span><text:span text:style-name="T554">en</text:span><text:span text:style-name="T555"> </text:span><text:span text:style-name="T556">lo</text:span><text:span text:style-name="T557"> </text:span><text:span text:style-name="T558">político</text:span>. Buenos Aires: Eterna Cadencia, 2017.</text:p>
      <text:p text:style-name="Text_20_body">Butler, Judith (2015). <text:span text:style-name="T559">Notes</text:span><text:span text:style-name="T560"> </text:span><text:span text:style-name="T561">toward</text:span><text:span text:style-name="T562"> </text:span><text:span text:style-name="T563">a</text:span><text:span text:style-name="T564"> </text:span><text:span text:style-name="T565">performative</text:span><text:span text:style-name="T566"> </text:span><text:span text:style-name="T567">theory</text:span><text:span text:style-name="T568"> </text:span><text:span text:style-name="T569">of</text:span><text:span text:style-name="T570"> </text:span><text:span text:style-name="T571">assembly</text:span>. Cambridge, Massachusetts: Harvard University Press. Versión castellana: <text:span text:style-name="T572">Cuerpos</text:span><text:span text:style-name="T573"> </text:span><text:span text:style-name="T574">aliados</text:span><text:span text:style-name="T575"> </text:span><text:span text:style-name="T576">y</text:span><text:span text:style-name="T577"> </text:span><text:span text:style-name="T578">lucha</text:span><text:span text:style-name="T579"> </text:span><text:span text:style-name="T580">política.</text:span><text:span text:style-name="T581"> </text:span><text:span text:style-name="T582">Hacia</text:span><text:span text:style-name="T583"> </text:span><text:span text:style-name="T584">una</text:span><text:span text:style-name="T585"> </text:span><text:span text:style-name="T586">teoría</text:span><text:span text:style-name="T587"> </text:span><text:span text:style-name="T588">performativa</text:span><text:span text:style-name="T589"> </text:span><text:span text:style-name="T590">de</text:span><text:span text:style-name="T591"> </text:span><text:span text:style-name="T592">la</text:span><text:span text:style-name="T593"> </text:span><text:span text:style-name="T594">asamblea</text:span>. Buenos Aires: Paidós, 2017.</text:p>
      <text:p text:style-name="Text_20_body">Briceño, Ximena (2017) “Vidas secas or Canine Melancholia: Reflections on Living Capital”. En Latin American Cultural Studies, 26:2, 299-319. Routledge</text:p>
      <text:p text:style-name="Text_20_body">Castro, Edgardo (2011a) <text:span text:style-name="T595">Lecturas</text:span><text:span text:style-name="T596"> </text:span><text:span text:style-name="T597">foucaulteanas.</text:span><text:span text:style-name="T598"> </text:span><text:span text:style-name="T599">Una</text:span><text:span text:style-name="T600"> </text:span><text:span text:style-name="T601">historia</text:span><text:span text:style-name="T602"> </text:span><text:span text:style-name="T603">conceptual</text:span><text:span text:style-name="T604"> </text:span><text:span text:style-name="T605">de</text:span><text:span text:style-name="T606"> </text:span><text:span text:style-name="T607">la</text:span><text:span text:style-name="T608"> </text:span><text:span text:style-name="T609">biopolítica</text:span>. Buenos Aires: Unipe</text:p>
      <text:p text:style-name="Text_20_body">Castro, Edgardo (2011b) “Biopolítica: orígenes y derivas de un concepto”. En <text:span text:style-name="T610">Cuadernos</text:span><text:span text:style-name="T611"> </text:span><text:span text:style-name="T612">de</text:span><text:span text:style-name="T613"> </text:span><text:span text:style-name="T614">trabajo</text:span><text:span text:style-name="T615"> </text:span><text:span text:style-name="T616">#1</text:span><text:span text:style-name="T617"> </text:span><text:span text:style-name="T618">Biopolítica,</text:span><text:span text:style-name="T619"> </text:span><text:span text:style-name="T620">Gubernamentalidad,</text:span><text:span text:style-name="T621"> </text:span><text:span text:style-name="T622">educación,</text:span><text:span text:style-name="T623"> </text:span><text:span text:style-name="T624">seguridad</text:span>. Buenos Aires: Unipe</text:p>
      <text:p text:style-name="Text_20_body">Castro, Edgardo (2013) “Una cartografía de la biopolítica”. En <text:span text:style-name="T625">Cuadernos</text:span><text:span text:style-name="T626"> </text:span><text:span text:style-name="T627">de</text:span><text:span text:style-name="T628"> </text:span><text:span text:style-name="T629">pensamiento</text:span><text:span text:style-name="T630"> </text:span><text:span text:style-name="T631">biopolítico</text:span><text:span text:style-name="T632"> </text:span><text:span text:style-name="T633">latinoamericano</text:span><text:span text:style-name="T634"> </text:span><text:span text:style-name="T635">#</text:span><text:span text:style-name="T636"> </text:span><text:span text:style-name="T637">1</text:span>. Buenos Aires: Unipe</text:p>
      <text:p text:style-name="Text_20_body">Castro, Edgardo (2014) <text:span text:style-name="T638">Introducción</text:span><text:span text:style-name="T639"> </text:span><text:span text:style-name="T640">a</text:span><text:span text:style-name="T641"> </text:span><text:span text:style-name="T642">Foucault</text:span>. Buenos Aires: S.XXI</text:p>
      <text:p text:style-name="Text_20_body">Canseco, Alberto beto (2017) <text:span text:style-name="T643">Eroticidades</text:span><text:span text:style-name="T644"> </text:span><text:span text:style-name="T645">Precarias.</text:span><text:span text:style-name="T646"> </text:span><text:span text:style-name="T647">La</text:span><text:span text:style-name="T648"> </text:span><text:span text:style-name="T649">Ontología</text:span><text:span text:style-name="T650"> </text:span><text:span text:style-name="T651">Corporal</text:span><text:span text:style-name="T652"> </text:span><text:span text:style-name="T653">de</text:span><text:span text:style-name="T654"> </text:span><text:span text:style-name="T655">Judith</text:span><text:span text:style-name="T656"> </text:span><text:span text:style-name="T657">Butler</text:span>. Córdoba: Asentamiento Fernseh &amp; Sexualidades Doctas Edit.</text:p>
      <text:p text:style-name="Text_20_body">Chambers, Samuel y Carver, Terrel (2008) <text:span text:style-name="T658">Judith</text:span><text:span text:style-name="T659"> </text:span><text:span text:style-name="T660">Butler</text:span><text:span text:style-name="T661"> </text:span><text:span text:style-name="T662">&amp;</text:span><text:span text:style-name="T663"> </text:span><text:span text:style-name="T664">Politics.</text:span><text:span text:style-name="T665"> </text:span><text:span text:style-name="T666">Troubling</text:span><text:span text:style-name="T667"> </text:span><text:span text:style-name="T668">Politics</text:span>. New York and London: Routledge.</text:p>
      <text:p text:style-name="Text_20_body">Deleuze, Gilles (2008) <text:span text:style-name="T669">Foucault</text:span>. Buenos Aires: Paidós</text:p>
      <text:p text:style-name="Text_20_body">Deleuze,Gilles (1991) “Posdata sobre las sociedades de control”. En Christian Ferrer (Comp.) <text:span text:style-name="T670">El</text:span><text:span text:style-name="T671"> </text:span><text:span text:style-name="T672">lenguaje</text:span><text:span text:style-name="T673"> </text:span><text:span text:style-name="T674">libertario</text:span>, Tº 2, Montevideo: Ed. Nordan</text:p>
      <text:p text:style-name="Text_20_body">De Mauro Rucovsky, Martín (2016) “El fin del trabajo y la emergencia de lo precario”. En Revista <text:span text:style-name="T675">Nombres</text:span>, Revista de Filosofía, Nº  30. Dossier: Crítica de la economía política. Córdoba: Alción.</text:p>
      <text:p text:style-name="Text_20_body">De Mauro Rucovsky, Martín (2018a) “Tanta vida mutua. Mujeres y precariedad animal” en <text:span text:style-name="T676">Alea:</text:span><text:span text:style-name="T677"> </text:span><text:span text:style-name="T678">Estudos</text:span><text:span text:style-name="T679"> </text:span><text:span text:style-name="T680">Neolatinos</text:span>. Revista do Programa de Pos-Graduação em Letras Neolatinas, Faculdade de Letras –UFRJ. Alea vol.20 no.2 Rio de Janeiro mayo/ago. 2018. Versión on line: <text:a xlink:type="simple" xlink:href="http://www.scielo.br/pdf/alea/v20n2/1807-0299-alea-20-02-17.pdf" office:name=""><text:span text:style-name="Definition"><text:span text:style-name="T681">http://www.scielo.br/pdf/alea/v20n2/1807-0299-alea-20-02-17.pdf</text:span></text:span></text:a> (consultado 15/8/19)</text:p>
      <text:p text:style-name="Text_20_body">De Mauro Rucovsky, Martín (2018b) “La vaca que nos mira: vida precaria y ficción” en <text:span text:style-name="T682">Revista</text:span><text:span text:style-name="T683"> </text:span><text:span text:style-name="T684">Chilena</text:span><text:span text:style-name="T685"> </text:span><text:span text:style-name="T686">de</text:span><text:span text:style-name="T687"> </text:span><text:span text:style-name="T688">Literatura</text:span>, Universidad de Chile. Versión on line: <text:a xlink:type="simple" xlink:href="https://revistaliteratura.uchile.cl/index.php/RCL/article/view/49094/51597" office:name=""><text:span text:style-name="Definition"><text:span text:style-name="T689">https://revistaliteratura.uchile.cl/index.php/RCL/article/view/49094/51597</text:span></text:span></text:a> (consultado 15/8/19)</text:p>
      <text:p text:style-name="Text_20_body">De Mauro Rucovsky, Martín (2019a) “Rotar en la precariedad o sobre el trabajo de los jóvenes”. En <text:span text:style-name="T690">AContracorriente.</text:span><text:span text:style-name="T691"> </text:span><text:span text:style-name="T692">Una</text:span><text:span text:style-name="T693"> </text:span><text:span text:style-name="T694">revista</text:span><text:span text:style-name="T695"> </text:span><text:span text:style-name="T696">de</text:span><text:span text:style-name="T697"> </text:span><text:span text:style-name="T698">estudios</text:span><text:span text:style-name="T699"> </text:span><text:span text:style-name="T700">latinoamericanos</text:span>.  NC State University, Vol. 16, Num. 3 (Spring 2019): 139-160. Versión on line: <text:a xlink:type="simple" xlink:href="https://acontracorriente.chass.ncsu.edu/index.php/acontracorriente/article/view/1912/3277" office:name=""><text:span text:style-name="Definition"><text:span text:style-name="T701">https://acontracorriente.chass.ncsu.edu/index.php/acontracorriente/article/view/1912/3277</text:span></text:span></text:a>(consultado 15/8/19)</text:p>
      <text:p text:style-name="Text_20_body">De Mauro Rucovsky, Martín (2019b) “Taedium Vitae: Precarity and affects in porteña night” en <text:span text:style-name="T702">E-Scrita</text:span> Revista do Curso de Letras da UNIABEU Nilópolis, v.10, Número 1, janeiro-abril, 2019. Versión on line: <text:a xlink:type="simple" xlink:href="https://revista.uniabeu.edu.br/index.php/RE/article/view/3554/pdf" office:name=""><text:span text:style-name="Definition"><text:span text:style-name="T703">https://revista.uniabeu.edu.br/index.php/RE/article/view/3554/pdf</text:span></text:span></text:a> (consultado 15/8/19)</text:p>
      <text:p text:style-name="Text_20_body">Esposito, Roberto (2005) <text:span text:style-name="T704">Inmmunitas.</text:span><text:span text:style-name="T705"> </text:span><text:span text:style-name="T706">Protección</text:span><text:span text:style-name="T707"> </text:span><text:span text:style-name="T708">y</text:span><text:span text:style-name="T709"> </text:span><text:span text:style-name="T710">negación</text:span><text:span text:style-name="T711"> </text:span><text:span text:style-name="T712">de</text:span><text:span text:style-name="T713"> </text:span><text:span text:style-name="T714">la</text:span><text:span text:style-name="T715"> </text:span><text:span text:style-name="T716">vida</text:span>. Buenos Aires: Amorrortu</text:p>
      <text:p text:style-name="Text_20_body">Esposito, Roberto (2007) <text:span text:style-name="T717">Communitas.</text:span><text:span text:style-name="T718"> </text:span><text:span text:style-name="T719">Origen</text:span><text:span text:style-name="T720"> </text:span><text:span text:style-name="T721">y</text:span><text:span text:style-name="T722"> </text:span><text:span text:style-name="T723">destino</text:span><text:span text:style-name="T724"> </text:span><text:span text:style-name="T725">de</text:span><text:span text:style-name="T726"> </text:span><text:span text:style-name="T727">la</text:span><text:span text:style-name="T728"> </text:span><text:span text:style-name="T729">comunidad</text:span>. Buenos Aires: Amorrortu</text:p>
      <text:p text:style-name="Text_20_body">Esposito, Roberto (2006) <text:span text:style-name="T730">Bíos</text:span>. <text:span text:style-name="T731">Biopolítica</text:span><text:span text:style-name="T732"> </text:span><text:span text:style-name="T733">y</text:span><text:span text:style-name="T734"> </text:span><text:span text:style-name="T735">filosofía</text:span> Buenos Aires: Amorrortu</text:p>
      <text:p text:style-name="Text_20_body">Esposito, Roberto (2009a) <text:span text:style-name="T736">Tercera</text:span><text:span text:style-name="T737"> </text:span><text:span text:style-name="T738">persona.</text:span><text:span text:style-name="T739"> </text:span><text:span text:style-name="T740">Política</text:span><text:span text:style-name="T741"> </text:span><text:span text:style-name="T742">de</text:span><text:span text:style-name="T743"> </text:span><text:span text:style-name="T744">la</text:span><text:span text:style-name="T745"> </text:span><text:span text:style-name="T746">vida</text:span><text:span text:style-name="T747"> </text:span><text:span text:style-name="T748">y</text:span><text:span text:style-name="T749"> </text:span><text:span text:style-name="T750">filosofía</text:span><text:span text:style-name="T751"> </text:span><text:span text:style-name="T752">de</text:span><text:span text:style-name="T753"> </text:span><text:span text:style-name="T754">lo</text:span><text:span text:style-name="T755"> </text:span><text:span text:style-name="T756">impersonal</text:span>. Buenos Aires: Amorrortu</text:p>
      <text:p text:style-name="Text_20_body">Esposito, Roberto (2009b) <text:span text:style-name="T757">Comunidad,</text:span><text:span text:style-name="T758"> </text:span><text:span text:style-name="T759">inmunidad</text:span><text:span text:style-name="T760"> </text:span><text:span text:style-name="T761">y</text:span><text:span text:style-name="T762"> </text:span><text:span text:style-name="T763">biopolítica</text:span>. España: Herder</text:p>
      <text:p text:style-name="Text_20_body">Esposito, Roberto (2009c) “Biopolítica y Filosofía: (Entrevistado por Vanessa</text:p>
      <text:p text:style-name="Text_20_body">Lemm y Miguel Vatter)” en <text:span text:style-name="T764">Revista</text:span><text:span text:style-name="T765"> </text:span><text:span text:style-name="T766">de</text:span><text:span text:style-name="T767"> </text:span><text:span text:style-name="T768">Ciencia</text:span><text:span text:style-name="T769"> </text:span><text:span text:style-name="T770">Política</text:span> / VoLumen 29/ nº 1 / 2009 / 133 – 141.</text:p>
      <text:p text:style-name="Text_20_body">Esposito, Roberto (2011) <text:span text:style-name="T771">El</text:span><text:span text:style-name="T772"> </text:span><text:span text:style-name="T773">dispositivo</text:span><text:span text:style-name="T774"> </text:span><text:span text:style-name="T775">de</text:span><text:span text:style-name="T776"> </text:span><text:span text:style-name="T777">la</text:span><text:span text:style-name="T778"> </text:span><text:span text:style-name="T779">persona</text:span>. Buenos Aires: Amorrortu</text:p>
      <text:p text:style-name="Text_20_body">Esposito, Roberto (2015) <text:span text:style-name="T780">Dos.</text:span><text:span text:style-name="T781"> </text:span><text:span text:style-name="T782">La</text:span><text:span text:style-name="T783"> </text:span><text:span text:style-name="T784">máquina</text:span><text:span text:style-name="T785"> </text:span><text:span text:style-name="T786">de</text:span><text:span text:style-name="T787"> </text:span><text:span text:style-name="T788">la</text:span><text:span text:style-name="T789"> </text:span><text:span text:style-name="T790">teología</text:span><text:span text:style-name="T791"> </text:span><text:span text:style-name="T792">política</text:span><text:span text:style-name="T793"> </text:span><text:span text:style-name="T794">y</text:span><text:span text:style-name="T795"> </text:span><text:span text:style-name="T796">el</text:span><text:span text:style-name="T797"> </text:span><text:span text:style-name="T798">lugar</text:span><text:span text:style-name="T799"> </text:span><text:span text:style-name="T800">del</text:span><text:span text:style-name="T801"> </text:span><text:span text:style-name="T802">pensamiento.</text:span> Buenos Aires: Amorrortu</text:p>
      <text:p text:style-name="Text_20_body">Esposito, Roberto (2016) <text:span text:style-name="T803">Las</text:span><text:span text:style-name="T804"> </text:span><text:span text:style-name="T805">personas</text:span><text:span text:style-name="T806"> </text:span><text:span text:style-name="T807">y</text:span><text:span text:style-name="T808"> </text:span><text:span text:style-name="T809">las</text:span><text:span text:style-name="T810"> </text:span><text:span text:style-name="T811">cosas</text:span>. Buenos Aires: Eudeba &amp; Katz</text:p>
      <text:p text:style-name="Text_20_body">Foucault, Michel (1984) “¿Qué es la Ilustración? [Qu’est-ce que les Lumières?]” Traducción de Jorge Dávila. En <text:span text:style-name="T812">Actual</text:span>, No. 28, 1994.</text:p>
      <text:p text:style-name="Text_20_body">Foucault, Michel (2003a) <text:span text:style-name="T813">Historia</text:span><text:span text:style-name="T814"> </text:span><text:span text:style-name="T815">de</text:span><text:span text:style-name="T816"> </text:span><text:span text:style-name="T817">la</text:span><text:span text:style-name="T818"> </text:span><text:span text:style-name="T819">sexualidad</text:span><text:span text:style-name="T820"> </text:span><text:span text:style-name="T821">I.</text:span><text:span text:style-name="T822"> </text:span><text:span text:style-name="T823">La</text:span><text:span text:style-name="T824"> </text:span><text:span text:style-name="T825">voluntad</text:span><text:span text:style-name="T826"> </text:span><text:span text:style-name="T827">de</text:span><text:span text:style-name="T828"> </text:span><text:span text:style-name="T829">saber</text:span>. Buenos Aires: Siglo XXI</text:p>
      <text:p text:style-name="Text_20_body">Foucault, Michel (2004) <text:span text:style-name="T830">Vigilar</text:span><text:span text:style-name="T831"> </text:span><text:span text:style-name="T832">y</text:span><text:span text:style-name="T833"> </text:span><text:span text:style-name="T834">castigar.</text:span><text:span text:style-name="T835"> </text:span><text:span text:style-name="T836">Nacimiento</text:span><text:span text:style-name="T837"> </text:span><text:span text:style-name="T838">de</text:span><text:span text:style-name="T839"> </text:span><text:span text:style-name="T840">la</text:span><text:span text:style-name="T841"> </text:span><text:span text:style-name="T842">prisión</text:span>. Buenos Aires: SXXI</text:p>
      <text:p text:style-name="Text_20_body">Foucault, Michel (2006) <text:span text:style-name="T843">Seguridad,</text:span><text:span text:style-name="T844"> </text:span><text:span text:style-name="T845">territorio</text:span><text:span text:style-name="T846"> </text:span><text:span text:style-name="T847">y</text:span><text:span text:style-name="T848"> </text:span><text:span text:style-name="T849">población</text:span>. <text:span text:style-name="T850">Curso</text:span><text:span text:style-name="T851"> </text:span><text:span text:style-name="T852">en</text:span><text:span text:style-name="T853"> </text:span><text:span text:style-name="T854">el</text:span><text:span text:style-name="T855"> </text:span><text:span text:style-name="T856">Collège</text:span><text:span text:style-name="T857"> </text:span><text:span text:style-name="T858">de</text:span><text:span text:style-name="T859"> </text:span><text:span text:style-name="T860">France</text:span><text:span text:style-name="T861"> </text:span><text:span text:style-name="T862">(1977-1978)</text:span> Buenos Aires: FCC</text:p>
      <text:p text:style-name="Text_20_body">Foucault, Michel (2007) <text:span text:style-name="T863">Nacimiento</text:span><text:span text:style-name="T864"> </text:span><text:span text:style-name="T865">de</text:span><text:span text:style-name="T866"> </text:span><text:span text:style-name="T867">la</text:span><text:span text:style-name="T868"> </text:span><text:span text:style-name="T869">biopolítica</text:span> Curso en el Collége de France <text:span text:style-name="T870">(1978-1979)</text:span>. Buenos Aires: FCC</text:p>
      <text:p text:style-name="Text_20_body">Foucault, Michel (2009) <text:span text:style-name="T871">El</text:span><text:span text:style-name="T872"> </text:span><text:span text:style-name="T873">gobierno</text:span><text:span text:style-name="T874"> </text:span><text:span text:style-name="T875">de</text:span><text:span text:style-name="T876"> </text:span><text:span text:style-name="T877">sí</text:span><text:span text:style-name="T878"> </text:span><text:span text:style-name="T879">y</text:span><text:span text:style-name="T880"> </text:span><text:span text:style-name="T881">de</text:span><text:span text:style-name="T882"> </text:span><text:span text:style-name="T883">los</text:span><text:span text:style-name="T884"> </text:span><text:span text:style-name="T885">otros</text:span>. Curso en el Collége de France (1982-1983). Buenos Aires: FCE.</text:p>
      <text:p text:style-name="Text_20_body">Foucault, Michel (2010) <text:span text:style-name="T886">Defender</text:span><text:span text:style-name="T887"> </text:span><text:span text:style-name="T888">la</text:span><text:span text:style-name="T889"> </text:span><text:span text:style-name="T890">sociedad.</text:span><text:span text:style-name="T891"> </text:span><text:span text:style-name="T892">Curso</text:span><text:span text:style-name="T893"> </text:span><text:span text:style-name="T894">en</text:span><text:span text:style-name="T895"> </text:span><text:span text:style-name="T896">el</text:span><text:span text:style-name="T897"> </text:span><text:span text:style-name="T898">collège</text:span><text:span text:style-name="T899"> </text:span><text:span text:style-name="T900">de</text:span><text:span text:style-name="T901"> </text:span><text:span text:style-name="T902">France</text:span><text:span text:style-name="T903"> </text:span><text:span text:style-name="T904">1975-1976</text:span>. Buenos Aires: FCE</text:p>
      <text:p text:style-name="Text_20_body">Foucault, Michel (2016a) <text:span text:style-name="T905">La</text:span><text:span text:style-name="T906"> </text:span><text:span text:style-name="T907">sociedad</text:span><text:span text:style-name="T908"> </text:span><text:span text:style-name="T909">punitiva</text:span>. <text:span text:style-name="T910">Curso</text:span><text:span text:style-name="T911"> </text:span><text:span text:style-name="T912">en</text:span><text:span text:style-name="T913"> </text:span><text:span text:style-name="T914">el</text:span><text:span text:style-name="T915"> </text:span><text:span text:style-name="T916">Collège</text:span><text:span text:style-name="T917"> </text:span><text:span text:style-name="T918">de</text:span><text:span text:style-name="T919"> </text:span><text:span text:style-name="T920">France</text:span><text:span text:style-name="T921"> </text:span><text:span text:style-name="T922">(1972-1973).</text:span> México: FCE</text:p>
      <text:p text:style-name="Text_20_body">Gago, Verónica (2014) <text:span text:style-name="T923">La</text:span><text:span text:style-name="T924"> </text:span><text:span text:style-name="T925">razón</text:span><text:span text:style-name="T926"> </text:span><text:span text:style-name="T927">neoliberal.</text:span><text:span text:style-name="T928"> </text:span><text:span text:style-name="T929">Economías</text:span><text:span text:style-name="T930"> </text:span><text:span text:style-name="T931">barrocas</text:span><text:span text:style-name="T932"> </text:span><text:span text:style-name="T933">y</text:span><text:span text:style-name="T934"> </text:span><text:span text:style-name="T935">pragmática</text:span><text:span text:style-name="T936"> </text:span><text:span text:style-name="T937">popular</text:span>. Buenos Aires: Tinta y Limón.</text:p>
      <text:p text:style-name="Text_20_body">Garramuño, Florencia (2015) Mundos en común. Ensayos sobre la inespecificidad del arte. Buenos Aires: FCE.</text:p>
      <text:p text:style-name="Text_20_body">Giorgi, Gabriel &amp; Rodríguez, Fermín (2007) <text:span text:style-name="T938">Ensayos</text:span><text:span text:style-name="T939"> </text:span><text:span text:style-name="T940">sobre</text:span><text:span text:style-name="T941"> </text:span><text:span text:style-name="T942">biopolítica.</text:span><text:span text:style-name="T943"> </text:span><text:span text:style-name="T944">Excesos</text:span><text:span text:style-name="T945"> </text:span><text:span text:style-name="T946">de</text:span><text:span text:style-name="T947"> </text:span><text:span text:style-name="T948">vida</text:span>. Buenos Aires: Paidós</text:p>
      <text:p text:style-name="Text_20_body">Giorgi, Gabriel (2017). “¿De qué está hecha macabea? Lispector y lo precario”. En <text:span text:style-name="T949">¿Por</text:span><text:span text:style-name="T950"> </text:span><text:span text:style-name="T951">qué</text:span><text:span text:style-name="T952"> </text:span><text:span text:style-name="T953">Brasil,</text:span><text:span text:style-name="T954"> </text:span><text:span text:style-name="T955">que</text:span><text:span text:style-name="T956"> </text:span><text:span text:style-name="T957">Brasil?</text:span>. V. María: Eduvim.</text:p>
      <text:p text:style-name="Text_20_body">Giorgi, Gabriel (2016a) La noche de los cuerpos. En Kilómetro 11, 13 de Julio de 2016. Versión on line: <text:a xlink:type="simple" xlink:href="http://kilometro111cine.com.ar/la-noche-de-los-cuerpos/" office:name=""><text:span text:style-name="Definition"><text:span text:style-name="T958">http://kilometro111cine.com.ar/la-noche-de-los-cuerpos/</text:span></text:span></text:a></text:p>
      <text:p text:style-name="Text_20_body">Giorgi, Gabriel (2016b) Precariedad animal. En Boca de Sapo, año XVII, N°21</text:p>
      <text:p text:style-name="Text_20_body">Giorgi, Gabriel (2019) “La incompetente. Precariedad, trabajo, literatura”. En <text:span text:style-name="T959">AContracorriente.</text:span> Vol. 16, Num. 3.</text:p>
      <text:p text:style-name="Text_20_body">Giorgi, Gabriel (2014) <text:span text:style-name="T960">Formas</text:span><text:span text:style-name="T961"> </text:span><text:span text:style-name="T962">comunes.</text:span><text:span text:style-name="T963"> </text:span><text:span text:style-name="T964">Animalidad,</text:span><text:span text:style-name="T965"> </text:span><text:span text:style-name="T966">cultura,</text:span><text:span text:style-name="T967"> </text:span><text:span text:style-name="T968">biopolítica</text:span>. Buenos Aires: Eterna Cadencia</text:p>
      <text:p text:style-name="Text_20_body">Huffer, Lynne (2015) “Foucault’s Fossils: Life Itself and the Return to Nature in Feminist Philosophy”. En Foucault Studies, No.20, pp.122-141. Versión on line: <text:a xlink:type="simple" xlink:href="https://rauli.cbs.dk/index.php/foucault-studies/article/view/4933" office:name=""><text:span text:style-name="Definition"><text:span text:style-name="T969">https://rauli.cbs.dk/index.php/foucault-studies/article/view/4933</text:span></text:span></text:a> (consultado 1/6/18)</text:p>
      <text:p text:style-name="Text_20_body">Koruk, Carolina (2018) “Tiempo de salario emocional: de qué se trata este nuevo beneficio laboral”.  Nota aparecida en ParaTi , Diario Infobae, 26 de Septiembre de 2018. Versión on line:<text:a xlink:type="simple" xlink:href="https://www.infobae.com/parati/estar-mejor/2018/09/26/tiempo-de-salario-emocional-de-que-se-trata-este-nuevo-beneficio-laboral/" office:name=""><text:span text:style-name="Definition"><text:span text:style-name="T970">https://www.infobae.com/parati/estar-mejor/2018/09/26/tiempo-de-salario-emocional-</text:span><text:span text:style-name="T971"> </text:span><text:span text:style-name="T972">de-que-se-trata-este-nuevo-beneficio-laboral/</text:span></text:span></text:a> (consultado 16/8/19)</text:p>
      <text:p text:style-name="Text_20_body">Haraway, Donna (2016) <text:span text:style-name="T973">Staying</text:span><text:span text:style-name="T974"> </text:span><text:span text:style-name="T975">with</text:span><text:span text:style-name="T976"> </text:span><text:span text:style-name="T977">the</text:span><text:span text:style-name="T978"> </text:span><text:span text:style-name="T979">Trouble:</text:span><text:span text:style-name="T980"> </text:span><text:span text:style-name="T981">Making</text:span><text:span text:style-name="T982"> </text:span><text:span text:style-name="T983">Kin</text:span><text:span text:style-name="T984"> </text:span><text:span text:style-name="T985">in</text:span><text:span text:style-name="T986"> </text:span><text:span text:style-name="T987">the</text:span><text:span text:style-name="T988"> </text:span><text:span text:style-name="T989">Chthulucen</text:span>. Durham: Duke</text:p>
      <text:p text:style-name="Text_20_body">Laera, Alejandra &amp; Rodriguez, Fermín (2019) “El cuerpo del trabajo”. En <text:span text:style-name="T990">AContracorriente.</text:span> Vol. 16, Num. 3 (Spring 2019):31-38.</text:p>
      <text:p text:style-name="Text_20_body">Lemke, Thomas (2017) <text:span text:style-name="T991">Introducción</text:span><text:span text:style-name="T992"> </text:span><text:span text:style-name="T993">a</text:span><text:span text:style-name="T994"> </text:span><text:span text:style-name="T995">la</text:span><text:span text:style-name="T996"> </text:span><text:span text:style-name="T997">biopolítica</text:span>. México:FCE</text:p>
      <text:p text:style-name="Text_20_body">Lorey, Isabell (2006) “Gubernamentalidad y precarización de sí Sobre la normalización de los productores y las productoras culturales”. En <text:span text:style-name="T998">Transversal</text:span>, Nº11, 2006. Versión on line: <text:a xlink:type="simple" xlink:href="http://eipcp.net/transversal/1106/lorey/es" office:name=""><text:span text:style-name="Definition"><text:span text:style-name="T999">http://eipcp.net/transversal/1106/lorey/es</text:span></text:span></text:a> (consultado 1/6/18)</text:p>
      <text:p text:style-name="Text_20_body">Lorey, Isabell (2010) “Devenir común: la precarización como constitución política”. En <text:span text:style-name="T1000">e-flux</text:span><text:span text:style-name="T1001"> </text:span><text:span text:style-name="T1002">journal</text:span>, No 17, Julio de 2010. Versión on line: <text:a xlink:type="simple" xlink:href="https://privadotextos.wordpress.com/2011/01/28/devenir-comun-la-precarizacion-como-constitucion-politica/" office:name=""><text:span text:style-name="Definition"><text:span text:style-name="T1003">https://privadotextos.wordpress.com/2011/01/28/devenir-comun-la-precarizacion-como-constitucion-politica/</text:span></text:span></text:a> (consultado 1/6/18)</text:p>
      <text:p text:style-name="Text_20_body">Lorey, Isabell (2016) <text:span text:style-name="T1004">Estado</text:span><text:span text:style-name="T1005"> </text:span><text:span text:style-name="T1006">de</text:span><text:span text:style-name="T1007"> </text:span><text:span text:style-name="T1008">inseguridad.</text:span><text:span text:style-name="T1009"> </text:span><text:span text:style-name="T1010">Gobernar</text:span><text:span text:style-name="T1011"> </text:span><text:span text:style-name="T1012">la</text:span><text:span text:style-name="T1013"> </text:span><text:span text:style-name="T1014">precariedad</text:span>. Madrid: Traficantes de sueños</text:p>
      <text:p text:style-name="Text_20_body">Lorey, Isabell (2018) “Preservar la condición precaria, queerizar la deuda”. En <text:span text:style-name="T1015">Los</text:span><text:span text:style-name="T1016"> </text:span><text:span text:style-name="T1017">feminismos</text:span><text:span text:style-name="T1018"> </text:span><text:span text:style-name="T1019">ante</text:span><text:span text:style-name="T1020"> </text:span><text:span text:style-name="T1021">el</text:span><text:span text:style-name="T1022"> </text:span><text:span text:style-name="T1023">neoliberalismo</text:span>. Malena Nijensohn (comp). Buenos Aires: Latfem &amp; La cebra</text:p>
      <text:p text:style-name="Text_20_body">Mattio, Eduardo (2017) ʺGubernamentalidad y agencia resistente. Consideraciones biopolíticas en la obra reciente de Judith Butlerʺ, en <text:span text:style-name="T1024">¿Qué</text:span><text:span text:style-name="T1025"> </text:span><text:span text:style-name="T1026">hacemos</text:span><text:span text:style-name="T1027"> </text:span><text:span text:style-name="T1028">con</text:span><text:span text:style-name="T1029"> </text:span><text:span text:style-name="T1030">las</text:span><text:span text:style-name="T1031"> </text:span><text:span text:style-name="T1032">normas</text:span><text:span text:style-name="T1033"> </text:span><text:span text:style-name="T1034">que</text:span><text:span text:style-name="T1035"> </text:span><text:span text:style-name="T1036">nos</text:span><text:span text:style-name="T1037"> </text:span><text:span text:style-name="T1038">hacen?</text:span>, editado por María Victoria Dahbar, Alberto Canseco y Emma Song. Córdoba: Sexualidades doctas.</text:p>
      <text:p text:style-name="Text_20_body">Mills, Catherine (2016) “Biopolitics and the Concept of Life”. En V. W. Cisney, &amp; N. Morar (Eds.), <text:span text:style-name="T1039">Biopower:</text:span><text:span text:style-name="T1040"> </text:span><text:span text:style-name="T1041">Foucault</text:span><text:span text:style-name="T1042"> </text:span><text:span text:style-name="T1043">and</text:span><text:span text:style-name="T1044"> </text:span><text:span text:style-name="T1045">Beyond</text:span> (pp. 82-101). Chicago IL USA: The University of Chicago Press.</text:p>
      <text:p text:style-name="Text_20_body">Moyano, Manuel Ignacio (2019) <text:span text:style-name="T1046">Giorgio</text:span><text:span text:style-name="T1047"> </text:span><text:span text:style-name="T1048">Agamben</text:span>. <text:span text:style-name="T1049">El</text:span><text:span text:style-name="T1050"> </text:span><text:span text:style-name="T1051">uso</text:span><text:span text:style-name="T1052"> </text:span><text:span text:style-name="T1053">de</text:span><text:span text:style-name="T1054"> </text:span><text:span text:style-name="T1055">las</text:span><text:span text:style-name="T1056"> </text:span><text:span text:style-name="T1057">imágenes</text:span>. Buenos Aires: La Cebra y Programa de Estudios en Teoría Política.</text:p>
      <text:p text:style-name="Text_20_body">Nancy, Jean Luc (1999) “Conloquim”. En <text:span text:style-name="T1058">Communitas.</text:span><text:span text:style-name="T1059"> </text:span><text:span text:style-name="T1060">Origen</text:span><text:span text:style-name="T1061"> </text:span><text:span text:style-name="T1062">y</text:span><text:span text:style-name="T1063"> </text:span><text:span text:style-name="T1064">destino</text:span><text:span text:style-name="T1065"> </text:span><text:span text:style-name="T1066">de</text:span><text:span text:style-name="T1067"> </text:span><text:span text:style-name="T1068">la</text:span><text:span text:style-name="T1069"> </text:span><text:span text:style-name="T1070">comunidad</text:span>. Esposito, Roberto (2007). Buenos Aires: Amorrortu</text:p>
      <text:p text:style-name="Text_20_body"><text:a xlink:type="simple" xlink:href="https://issuu.com/revista_pleyade/docs/pleyade7" office:name=""><text:span text:style-name="Definition"><text:span text:style-name="T1071">https://issuu.com/revista_pleyade/docs/pleyade7</text:span></text:span></text:a> (consultado 28/5/17)</text:p>
      <text:p text:style-name="Text_20_body">Neilson, Brett y Rossiter, Ned (2005) “From precarity to Precariousness and Back Again: Labour, Life and Unstable Networks”. En <text:span text:style-name="T1072">The</text:span><text:span text:style-name="T1073"> </text:span><text:span text:style-name="T1074">Fibrecultural</text:span><text:span text:style-name="T1075"> </text:span><text:span text:style-name="T1076">Journal,</text:span> Nº5, December 2, 2005. Disponible en: http://five.fibreculturejournal.org/fcj-022-from-precarity-to-precariousness-and-back-again-labour-life-and-unstable-networks/(consultado 28/5/17)</text:p>
      <text:p text:style-name="Text_20_body">Pacheco, Mariano (2019) <text:span text:style-name="T1077">Desde</text:span><text:span text:style-name="T1078"> </text:span><text:span text:style-name="T1079">abajo</text:span><text:span text:style-name="T1080"> </text:span><text:span text:style-name="T1081">y</text:span><text:span text:style-name="T1082"> </text:span><text:span text:style-name="T1083">a</text:span><text:span text:style-name="T1084"> </text:span><text:span text:style-name="T1085">la</text:span><text:span text:style-name="T1086"> </text:span><text:span text:style-name="T1087">izquierda.</text:span><text:span text:style-name="T1088"> </text:span><text:span text:style-name="T1089">Movimientos</text:span><text:span text:style-name="T1090"> </text:span><text:span text:style-name="T1091">sociales,</text:span><text:span text:style-name="T1092"> </text:span><text:span text:style-name="T1093">autonomía</text:span><text:span text:style-name="T1094"> </text:span><text:span text:style-name="T1095">y</text:span><text:span text:style-name="T1096"> </text:span><text:span text:style-name="T1097">militancias</text:span><text:span text:style-name="T1098"> </text:span><text:span text:style-name="T1099">populares</text:span>. Buenos Aires: Cuarenta Ríos.</text:p>
      <text:p text:style-name="Text_20_body">Reid, Julian. 2011. "The Vulnerable Subject of Liberal War." En <text:span text:style-name="T1100">South</text:span><text:span text:style-name="T1101"> </text:span><text:span text:style-name="T1102">Atlantic</text:span><text:span text:style-name="T1103"> </text:span><text:span text:style-name="T1104">Quarterly</text:span> 110.3: 770-779. Versión on line disponible: <text:a xlink:type="simple" xlink:href="https://read.dukeupress.edu/south-atlantic-quarterly/article-abstract/110/3/770/3548/The-Vulnerable-Subject-of-Liberal-War" office:name=""><text:span text:style-name="Definition"><text:span text:style-name="T1105">https://read.dukeupress.edu/south-atlantic-quarterly/article-abstract/110/3/770/3548/The-Vulnerable-Subject-of-Liberal-War</text:span></text:span></text:a> (consultado 1/6/18)</text:p>
      <text:p text:style-name="Text_20_body">Revel, Judith (2009) “Identity, Nature, Life. Three Biopolitical Deconstructions”. En <text:span text:style-name="T1106">SAGE,</text:span><text:span text:style-name="T1107"> </text:span><text:span text:style-name="T1108">Theory,</text:span><text:span text:style-name="T1109"> </text:span><text:span text:style-name="T1110">Culture</text:span><text:span text:style-name="T1111"> </text:span><text:span text:style-name="T1112">&amp;</text:span><text:span text:style-name="T1113"> </text:span><text:span text:style-name="T1114">Society</text:span>, Vol. 26(6): 45-54. Versión on line:</text:p>
      <text:p text:style-name="Text_20_body"><text:a xlink:type="simple" xlink:href="http://journals.sagepub.com/doi/10.1177/0263276409348854" office:name=""><text:span text:style-name="Definition"><text:span text:style-name="T1115">http://journals.sagepub.com/doi/10.1177/0263276409348854</text:span></text:span></text:a> (consultado 1/6/18)</text:p>
      <text:p text:style-name="Text_20_body">Rodriguez, Fermin (2010) Un desierto para la nación: la escritura del vacío. Buenos Aires: Eterna Cadencia.</text:p>
      <text:p text:style-name="Text_20_body">Romandini, Fabián Ludueña (2010) <text:span text:style-name="T1116">La</text:span><text:span text:style-name="T1117"> </text:span><text:span text:style-name="T1118">comunidad</text:span><text:span text:style-name="T1119"> </text:span><text:span text:style-name="T1120">de</text:span><text:span text:style-name="T1121"> </text:span><text:span text:style-name="T1122">los</text:span><text:span text:style-name="T1123"> </text:span><text:span text:style-name="T1124">espectros.</text:span><text:span text:style-name="T1125"> </text:span><text:span text:style-name="T1126">I</text:span><text:span text:style-name="T1127"> </text:span><text:span text:style-name="T1128">Antropotecnia</text:span>. Buenos Aires: Miño y Dávila.</text:p>
      <text:p text:style-name="Text_20_body">Semán, Pablo (2017) “La grieta opositora”. En <text:span text:style-name="T1129">Le</text:span><text:span text:style-name="T1130"> </text:span><text:span text:style-name="T1131">Monde</text:span><text:span text:style-name="T1132"> </text:span><text:span text:style-name="T1133">Diplomatique</text:span>, Edición Nº 217, Julio 2017.</text:p>
      <text:p text:style-name="Text_20_body">Soley-Beltran, Patrícia y Beatriz Preciado (2007), “Abrir posibilidades. Una conversación con Judith Butler”. En <text:span text:style-name="T1134">Lectora</text:span>, 13: 217-239. ISSN: 1136-5781 D.L. 395-1995.</text:p>
      <text:p text:style-name="Text_20_body">Standing, Guy (2014) “Por qué el precariado no es un «concepto espurio»”. En <text:span text:style-name="T1135">Sociología</text:span><text:span text:style-name="T1136"> </text:span><text:span text:style-name="T1137">del</text:span><text:span text:style-name="T1138"> </text:span><text:span text:style-name="T1139">trabajo</text:span>, Nº82, Otoño de 2014, Dossier ¿qué es el precariado?. Madrid: SXXI.</text:p>
      <text:p text:style-name="Text_20_body">Standing, Guy (2011) <text:span text:style-name="T1140">El</text:span><text:span text:style-name="T1141"> </text:span><text:span text:style-name="T1142">precariado.</text:span><text:span text:style-name="T1143"> </text:span><text:span text:style-name="T1144">Una</text:span><text:span text:style-name="T1145"> </text:span><text:span text:style-name="T1146">nueva</text:span><text:span text:style-name="T1147"> </text:span><text:span text:style-name="T1148">clase</text:span><text:span text:style-name="T1149"> </text:span><text:span text:style-name="T1150">social</text:span>. Madrid: Pasado y Presente</text:p>
      <text:p text:style-name="Text_20_body">Tsing, Anne Lowenhaupt (2015) <text:span text:style-name="T1151">The</text:span><text:span text:style-name="T1152"> </text:span><text:span text:style-name="T1153">Mushroom</text:span><text:span text:style-name="T1154"> </text:span><text:span text:style-name="T1155">at</text:span><text:span text:style-name="T1156"> </text:span><text:span text:style-name="T1157">the</text:span><text:span text:style-name="T1158"> </text:span><text:span text:style-name="T1159">End</text:span><text:span text:style-name="T1160"> </text:span><text:span text:style-name="T1161">of</text:span><text:span text:style-name="T1162"> </text:span><text:span text:style-name="T1163">the</text:span><text:span text:style-name="T1164"> </text:span><text:span text:style-name="T1165">World.</text:span><text:span text:style-name="T1166"> </text:span><text:span text:style-name="T1167">On</text:span><text:span text:style-name="T1168"> </text:span><text:span text:style-name="T1169">the</text:span><text:span text:style-name="T1170"> </text:span><text:span text:style-name="T1171">Possibility</text:span><text:span text:style-name="T1172"> </text:span><text:span text:style-name="T1173">of</text:span><text:span text:style-name="T1174"> </text:span><text:span text:style-name="T1175">Life</text:span><text:span text:style-name="T1176"> </text:span><text:span text:style-name="T1177">in</text:span><text:span text:style-name="T1178"> </text:span><text:span text:style-name="T1179">Capitalist</text:span><text:span text:style-name="T1180"> </text:span><text:span text:style-name="T1181">Ruins</text:span>. Princeton and Oxford: Princeton University Press.</text:p>
      <text:p text:style-name="Text_20_body">Watson, Janell (2012) “Butler's Biopolitics: Precarious Community”. En <text:span text:style-name="T1182">Theory</text:span><text:span text:style-name="T1183"> </text:span><text:span text:style-name="T1184">&amp;</text:span><text:span text:style-name="T1185"> </text:span><text:span text:style-name="T1186">Event</text:span> , Vol. 15 , Iss. 2; 2012 Baltimore: Johns Hopkins University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w to make sense of precariousness? Bíos-precarious and sensitive life</dc:title>
  </office:meta>
</office:document-meta>
</file>